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1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3.28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21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4.449cm" fo:min-width="3.76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57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.78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49cm" fo:min-width="2.4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81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2cm" fo:min-width="2.57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2.167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12cm" fo:min-width="2.57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2cm" fo:min-width="2.54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786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6.103cm" fo:min-width="1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68cm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6.354cm" fo:min-width="4.199cm"/>
    </style:style>
    <style:style style:name="gr27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6.354cm" fo:min-width="6.97cm"/>
    </style:style>
    <style:style style:name="gr28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6.862cm" fo:min-width="8.368cm"/>
    </style:style>
    <style:style style:name="gr29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6.762cm" fo:min-width="2.94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4.134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167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3.179cm" fo:min-width="2.602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0.634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4.752cm" fo:min-width="0.634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6.989cm" fo:min-width="3.31cm"/>
    </style:style>
    <style:style style:name="gr37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9.148cm" fo:min-width="3.69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9.148cm" fo:min-width="5.1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</style:style>
    <style:style style:name="gr40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.466cm" fo:min-width="1.204cm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.466cm" fo:min-width="1.677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22cm" fo:min-width="0.102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902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894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72cm"/>
    </style:style>
    <style:style style:name="gr47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0.545cm" fo:min-width="6.87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167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3.179cm" fo:min-width="1.778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4.752cm" fo:min-width="1.532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5.688cm"/>
    </style:style>
    <style:style style:name="gr52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7.308cm" fo:min-width="4.326cm"/>
    </style:style>
    <style:style style:name="gr53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7.308cm" fo:min-width="8.517cm"/>
    </style:style>
    <style:style style:name="gr54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7.308cm" fo:min-width="1.913cm"/>
    </style:style>
    <style:style style:name="gr55" style:family="graphic" style:parent-style-name="standard">
      <style:graphic-properties draw:stroke="none" draw:fill="none" fo:min-height="0.705cm"/>
    </style:style>
    <style:style style:name="gr56" style:family="graphic" style:parent-style-name="objectwithoutfill">
      <style:graphic-properties draw:marker-start="Arrow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81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09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74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877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929cm"/>
    </style:style>
    <style:style style:name="gr63" style:family="graphic" style:parent-style-name="objectwithoutfill">
      <style:graphic-properties draw:marker-end="Arrow" draw:fill="none" draw:textarea-vertical-align="middle"/>
    </style:style>
    <style:style style:name="gr64" style:family="graphic" style:parent-style-name="standard">
      <style:graphic-properties svg:stroke-color="#000000" draw:fill-color="#ffffff" draw:textarea-horizontal-align="justify" draw:textarea-vertical-align="top" draw:auto-grow-height="false" fo:min-height="3.304cm" fo:min-width="4.04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0.332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3.567cm" fo:min-width="1.532cm"/>
    </style:style>
    <style:style style:name="gr67" style:family="graphic" style:parent-style-name="standard">
      <style:graphic-properties svg:stroke-color="#000000" draw:fill-color="#ffffff" draw:textarea-horizontal-align="justify" draw:textarea-vertical-align="top" draw:auto-grow-height="false" fo:min-height="1.068cm" fo:min-width="3.183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6.231cm"/>
    </style:style>
    <style:style style:name="gr69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top" draw:auto-grow-height="false" fo:min-height="6.547cm" fo:min-width="4.326cm"/>
    </style:style>
    <style:style style:name="gr70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top" draw:auto-grow-height="false" fo:min-height="7.308cm" fo:min-width="8.517cm"/>
    </style:style>
    <style:style style:name="gr71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top" draw:auto-grow-height="false" fo:min-height="7.308cm" fo:min-width="2.04cm"/>
    </style:style>
    <style:style style:name="gr72" style:family="graphic" style:parent-style-name="standard">
      <style:graphic-properties svg:stroke-color="#000000" draw:fill-color="#ffffff" draw:textarea-horizontal-align="justify" draw:textarea-vertical-align="top" draw:auto-grow-height="false" fo:min-height="1.655cm" fo:min-width="4.32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32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78cm"/>
    </style:style>
    <style:style style:name="gr75" style:family="graphic" style:parent-style-name="standard">
      <style:graphic-properties svg:stroke-color="#000000" draw:fill-color="#ffffff" draw:textarea-horizontal-align="justify" draw:textarea-vertical-align="top" draw:auto-grow-height="false" fo:min-height="1.274cm" fo:min-width="3.2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9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32cm"/>
    </style:style>
    <style:style style:name="gr78" style:family="graphic" style:parent-style-name="objectwithoutfill">
      <style:graphic-properties draw:marker-end="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9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  <style:text-properties fo:font-size="14pt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-color="#ffffff"/>
      <style:paragraph-properties fo:text-align="center"/>
      <style:text-properties fo:font-size="14pt" style:font-name-asian="Liberation Serif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name-asian="Liberation Serif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loext:graphic-properties draw:fill-color="#ffffff"/>
      <style:paragraph-properties fo:text-align="start"/>
      <style:text-properties fo:font-size="14pt" fo:font-style="normal" style:font-style-asian="italic" style:font-style-complex="italic"/>
    </style:style>
    <style:style style:name="P18" style:family="paragraph">
      <loext:graphic-properties draw:fill-color="#ffffff"/>
      <style:paragraph-properties fo:text-align="center"/>
      <style:text-properties fo:font-size="14pt" fo:font-style="normal" style:font-style-asian="italic" style:font-style-complex="italic"/>
    </style:style>
    <style:style style:name="P19" style:family="paragraph">
      <loext:graphic-properties draw:fill-color="#ffffff"/>
      <style:paragraph-properties fo:text-align="center"/>
      <style:text-properties fo:font-size="14pt" fo:font-style="normal" style:font-size-asian="18pt" style:font-style-asian="normal" style:font-style-complex="normal"/>
    </style:style>
    <style:style style:name="P20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text-properties style:font-size-asian="18pt"/>
    </style:style>
    <style:style style:name="P22" style:family="paragraph">
      <loext:graphic-properties draw:fill-color="#ffffff"/>
      <style:paragraph-properties fo:text-align="start"/>
      <style:text-properties fo:font-size="14pt" fo:font-style="normal" style:font-style-asian="normal" style:font-style-complex="normal"/>
    </style:style>
    <style:style style:name="P23" style:family="paragraph">
      <loext:graphic-properties draw:fill-color="#ffffff"/>
      <style:paragraph-properties fo:text-align="center"/>
      <style:text-properties fo:font-size="14pt" fo:font-style="normal" style:font-style-asian="normal" style:font-style-complex="normal"/>
    </style:style>
    <style:style style:name="P24" style:family="paragraph">
      <loext:graphic-properties draw:fill-color="#ffffff"/>
      <style:paragraph-properties fo:text-align="start"/>
      <style:text-properties fo:font-size="12pt" fo:font-style="normal" style:font-style-asian="normal" style:font-style-complex="normal"/>
    </style:style>
    <style:style style:name="P25" style:family="paragraph">
      <loext:graphic-properties draw:fill="none"/>
      <style:text-properties fo:font-size="10pt"/>
    </style:style>
    <style:style style:name="P26" style:family="paragraph">
      <loext:graphic-properties draw:fill="none"/>
      <style:paragraph-properties fo:text-align="center"/>
      <style:text-properties fo:font-size="10pt"/>
    </style:style>
    <style:style style:name="P27" style:family="paragraph">
      <loext:graphic-properties draw:fill="none" draw:fill-color="#ffffff"/>
      <style:text-properties fo:font-size="10pt"/>
    </style:style>
    <style:style style:name="P28" style:family="paragraph">
      <loext:graphic-properties draw:fill-color="#ffffff"/>
      <style:paragraph-properties fo:text-align="start"/>
      <style:text-properties fo:font-size="10pt"/>
    </style:style>
    <style:style style:name="P29" style:family="paragraph">
      <loext:graphic-properties draw:fill-color="#ffffff"/>
      <style:paragraph-properties fo:text-align="start"/>
      <style:text-properties fo:font-size="14pt"/>
    </style:style>
    <style:style style:name="P30" style:family="paragraph">
      <loext:graphic-properties draw:fill="none" draw:fill-color="#ffffff"/>
      <style:text-properties fo:font-size="14pt" fo:font-style="italic" style:font-style-asian="italic" style:font-style-complex="italic"/>
    </style:style>
    <style:style style:name="P31" style:family="paragraph">
      <loext:graphic-properties draw:fill="none" draw:fill-color="#ffffff"/>
      <style:paragraph-properties fo:text-align="start"/>
      <style:text-properties fo:font-size="12pt"/>
    </style:style>
    <style:style style:name="P32" style:family="paragraph">
      <loext:graphic-properties draw:fill-color="#ffffff"/>
      <style:paragraph-properties fo:text-align="start"/>
      <style:text-properties fo:font-size="12pt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35" style:family="paragraph">
      <style:paragraph-properties fo:text-align="center"/>
      <style:text-properties fo:font-size="12pt"/>
    </style:style>
    <style:style style:name="P36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style:letter-kerning="true" style:font-name-asian="Liberation Serif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Liberation Serif" style:font-size-asian="18pt" style:font-style-asian="italic" style:font-weight-asian="bold" style:font-name-complex="Lohit Devanagari2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style:letter-kerning="true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26% 58%" style:font-name="Liberation Sans" fo:font-size="14pt" fo:text-shadow="none" style:text-underline-style="none" fo:font-weight="bold" style:letter-kerning="true" style:font-name-asian="Liberation Serif" style:font-size-asian="18pt" style:font-weight-asian="bold" style:font-name-complex="Lohit Devanagari2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text-shadow="none" style:text-underline-style="none" fo:font-weight="normal" style:letter-kerning="true" style:font-name-asian="Liberation Serif" style:font-size-asian="12pt" style:font-weight-asian="normal" style:font-name-complex="Lohit Devanagari2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Liberation Serif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erif" style:font-size-asian="14pt" style:language-asian="zh" style:country-asian="CN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fo:font-style="normal" style:font-style-asian="italic" style:font-style-complex="italic"/>
    </style:style>
    <style:style style:name="T16" style:family="text">
      <style:text-properties fo:font-size="14pt" fo:font-style="normal" style:font-size-asian="18pt" style:font-style-asian="normal" style:font-style-complex="normal"/>
    </style:style>
    <style:style style:name="T17" style:family="text">
      <style:text-properties fo:font-size="14pt" fo:font-style="italic" style:font-style-asian="italic" style:font-style-complex="italic"/>
    </style:style>
    <style:style style:name="T18" style:family="text">
      <style:text-properties style:text-position="-33% 58%" fo:font-size="14pt" fo:font-style="italic" style:font-style-asian="italic" style:font-style-complex="italic"/>
    </style:style>
    <style:style style:name="T19" style:family="text">
      <style:text-properties fo:font-size="12pt" style:font-size-asian="14pt" style:font-size-complex="14pt"/>
    </style:style>
    <style:style style:name="T20" style:family="text">
      <style:text-properties style:font-size-asian="18pt"/>
    </style:style>
    <style:style style:name="T21" style:family="text">
      <style:text-properties fo:font-size="14pt" fo:font-style="normal" style:font-style-asian="normal" style:font-style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erif" style:font-size-asian="14pt" style:language-asian="zh" style:country-asian="CN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style="italic" style:font-style-asian="italic" style:font-style-complex="italic"/>
    </style:style>
    <style:style style:name="T24" style:family="text">
      <style:text-properties fo:font-size="10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erif" style:font-size-asian="18pt" style:language-asian="zh" style:country-asian="CN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Liberation Serif" style:font-size-asian="18pt" style:language-asian="zh" style:country-asian="CN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905cm" svg:x="2.397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2cm" svg:height="0.954cm" svg:x="1.024cm" svg:y="3.548cm">
          <draw:text-box>
            <text:p><text:span text:style-name="T1">x</text:span></text:p>
          </draw:text-box>
        </draw:frame>
        <draw:line draw:style-name="gr3" draw:text-style-name="P3" draw:layer="layout" svg:x1="1cm" svg:y1="4.475cm" svg:x2="2.397cm" svg:y2="4.429cm">
          <text:p/>
        </draw:line>
        <draw:line draw:style-name="gr3" draw:text-style-name="P3" draw:layer="layout" svg:x1="17.375cm" svg:y1="4.556cm" svg:x2="19.28cm" svg:y2="4.556cm">
          <text:p/>
        </draw:line>
        <draw:line draw:style-name="gr3" draw:text-style-name="P3" draw:layer="layout" svg:x1="7.261cm" svg:y1="4.602cm" svg:x2="10.309cm" svg:y2="4.556cm">
          <text:p/>
        </draw:line>
        <draw:frame draw:style-name="gr4" draw:text-style-name="P4" draw:layer="layout" svg:width="3.139cm" svg:height="0.954cm" svg:x="2.838cm" svg:y="3.416cm">
          <draw:text-box>
            <text:p><text:span text:style-name="T2">Encoding:</text:span></text:p>
          </draw:text-box>
        </draw:frame>
        <draw:custom-shape draw:style-name="gr5" draw:text-style-name="P1" draw:layer="layout" svg:width="3.078cm" svg:height="1.905cm" svg:x="10.225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929cm" svg:height="1.892cm" svg:x="10.025cm" svg:y="3.553cm">
          <draw:text-box>
            <text:p><text:span text:style-name="T2">Location and </text:span><text:span text:style-name="T2">Estimation in </text:span><text:span text:style-name="T2">Method 1,2,3:</text:span></text:p>
          </draw:text-box>
        </draw:frame>
        <draw:frame draw:style-name="gr7" draw:text-style-name="P5" draw:layer="layout" svg:width="0.699cm" svg:height="0.559cm" svg:x="13.584cm" svg:y="3.9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6" draw:layer="layout" svg:width="2.667cm" svg:height="1.905cm" svg:x="14.716cm" svg:y="3.54cm">
          <text:p text:style-name="P5"><text:span text:style-name="T1">Combi</text:span><text:span text:style-name="T1">n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357cm" svg:y1="4.556cm" svg:x2="14.754cm" svg:y2="4.556cm">
          <text:p/>
        </draw:line>
        <draw:frame draw:style-name="gr7" draw:text-style-name="P5" draw:layer="layout" svg:width="0.542cm" svg:height="0.559cm" svg:x="17.849cm" svg:y="3.9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5" draw:layer="layout" svg:width="0.878cm" svg:height="0.602cm" svg:x="15.597cm" svg:y="4.75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9" draw:text-style-name="P3" draw:layer="layout" svg:x1="18.264cm" svg:y1="4.556cm" svg:x2="18.264cm" svg:y2="7.35cm">
          <text:p/>
        </draw:line>
        <draw:line draw:style-name="gr9" draw:text-style-name="P3" draw:layer="layout" svg:x1="10.69cm" svg:y1="7.35cm" svg:x2="18.272cm" svg:y2="7.35cm">
          <text:p/>
        </draw:line>
        <draw:line draw:style-name="gr3" draw:text-style-name="P3" draw:layer="layout" svg:x1="15.978cm" svg:y1="7.35cm" svg:x2="15.978cm" svg:y2="5.445cm">
          <text:p/>
        </draw:line>
        <draw:custom-shape draw:style-name="gr10" draw:text-style-name="P6" draw:layer="layout" svg:width="3.786cm" svg:height="1.524cm" svg:x="6.969cm" svg:y="6.588cm">
          <text:p text:style-name="P5"><text:span text:style-name="T1">Updating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152cm" svg:height="0.525cm" svg:x="8.245cm" svg:y="7.57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1" draw:text-style-name="P1" draw:layer="layout" svg:width="0.381cm" svg:height="0.381cm" svg:x="8.431cm" svg:y="4.37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7" draw:text-style-name="P5" draw:layer="layout" svg:width="1.265cm" svg:height="0.569cm" svg:x="7.288cm" svg:y="3.07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1.435cm" svg:height="0.569cm" svg:x="8.747cm" svg:y="3.05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3" draw:layer="layout" svg:x1="8.676cm" svg:y1="6.539cm" svg:x2="8.676cm" svg:y2="4.761cm">
          <text:p/>
        </draw:line>
        <draw:frame draw:style-name="gr7" draw:text-style-name="P5" draw:layer="layout" svg:width="1.152cm" svg:height="0.525cm" svg:x="7.515cm" svg:y="5.6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5" draw:layer="layout" svg:width="4.638cm" svg:height="0.569cm" svg:x="2.543cm" svg:y="4.04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5" draw:layer="layout" svg:width="4.666cm" svg:height="0.569cm" svg:x="2.525cm" svg:y="4.58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2" draw:layer="layout" svg:width="1.315cm" svg:height="0.954cm" svg:x="2.479cm" svg:y="4.683cm">
          <draw:text-box>
            <text:p><text:span text:style-name="T1">…</text:span><text:span text:style-name="T1">.</text:span></text:p>
          </draw:text-box>
        </draw:frame>
        <draw:frame draw:style-name="gr13" draw:text-style-name="P2" draw:layer="layout" svg:width="0.714cm" svg:height="0.954cm" svg:x="8.628cm" svg:y="4.572cm">
          <draw:text-box>
            <text:p><text:span text:style-name="T1">-</text:span></text:p>
          </draw:text-box>
        </draw:frame>
        <draw:frame draw:style-name="gr7" draw:text-style-name="P5" draw:layer="layout" svg:width="1.279cm" svg:height="0.569cm" svg:x="7.289cm" svg:y="3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5" draw:layer="layout" svg:width="1.435cm" svg:height="0.569cm" svg:x="8.759cm" svg:y="3.56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2" draw:layer="layout" svg:width="1.315cm" svg:height="0.954cm" svg:x="7.178cm" svg:y="3.667cm">
          <draw:text-box>
            <text:p><text:span text:style-name="T1">…</text:span><text:span text:style-name="T1">.</text:span></text:p>
          </draw:text-box>
        </draw:frame>
        <draw:frame draw:style-name="gr12" draw:text-style-name="P2" draw:layer="layout" svg:width="1.315cm" svg:height="0.954cm" svg:x="8.747cm" svg:y="3.667cm">
          <draw:text-box>
            <text:p><text:span text:style-name="T1">…</text:span><text:span text:style-name="T1">.</text:span></text:p>
          </draw:text-box>
        </draw:frame>
        <draw:custom-shape draw:style-name="gr14" draw:text-style-name="P7" draw:layer="layout" svg:width="4.264cm" svg:height="4.699cm" svg:x="2.143cm" svg:y="10.27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82cm" svg:height="0.954cm" svg:x="0.859cm" svg:y="11.541cm">
          <draw:text-box>
            <text:p><text:span text:style-name="T2">x</text:span></text:p>
          </draw:text-box>
        </draw:frame>
        <draw:line draw:style-name="gr3" draw:text-style-name="P8" draw:layer="layout" svg:x1="6.404cm" svg:y1="12.757cm" svg:x2="8.62cm" svg:y2="12.757cm">
          <text:p/>
        </draw:line>
        <draw:frame draw:style-name="gr4" draw:text-style-name="P4" draw:layer="layout" svg:width="3.139cm" svg:height="0.954cm" svg:x="3.173cm" svg:y="10.209cm">
          <draw:text-box>
            <text:p><text:span text:style-name="T2">Encoding:</text:span></text:p>
          </draw:text-box>
        </draw:frame>
        <draw:custom-shape draw:style-name="gr15" draw:text-style-name="P7" draw:layer="layout" svg:width="3.078cm" svg:height="2.413cm" svg:x="8.585cm" svg:y="11.033cm">
          <text:p text:style-name="P5"><text:span text:style-name="T2">Bu</text:span><text:span text:style-name="T2">ck</text:span><text:span text:style-name="T2">et i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286cm" svg:height="1.778cm" svg:x="13.265cm" svg:y="11.414cm">
          <text:p><text:span text:style-name="T3">de</text:span><text:span text:style-name="T3">cid</text:span><text:span text:style-name="T3">e a </text:span><text:span text:style-name="T3">: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692cm" svg:y1="12.249cm" svg:x2="13.203cm" svg:y2="12.238cm">
          <text:p/>
        </draw:line>
        <draw:frame draw:style-name="gr7" draw:text-style-name="P10" draw:layer="layout" svg:width="3.532cm" svg:height="0.568cm" svg:x="2.478cm" svg:y="10.84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4" draw:layer="layout" svg:width="1.315cm" svg:height="0.954cm" svg:x="2.806cm" svg:y="11.04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2.913cm" svg:height="0.529cm" svg:x="2.451cm" svg:y="12.08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4" draw:layer="layout" svg:width="1.315cm" svg:height="0.954cm" svg:x="2.806cm" svg:y="12.265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3.147cm" svg:height="0.568cm" svg:x="2.351cm" svg:y="13.25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10" draw:layer="layout" svg:width="1.614cm" svg:height="0.568cm" svg:x="6.615cm" svg:y="11.22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10" draw:layer="layout" svg:width="1.941cm" svg:height="0.568cm" svg:x="6.488cm" svg:y="12.12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4" draw:layer="layout" svg:width="1.315cm" svg:height="0.954cm" svg:x="8.64cm" svg:y="13.154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614cm" svg:height="0.568cm" svg:x="8.829cm" svg:y="11.69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7" draw:text-style-name="P7" draw:layer="layout" svg:width="2.986cm" svg:height="0.899cm" svg:x="8.655cm" svg:y="14.198cm">
          <text:p text:style-name="P5"><text:span text:style-name="T2">Buck</text:span><text:span text:style-name="T2">et B-</text:span><text:span text:style-name="T2">1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315cm" svg:height="0.954cm" svg:x="8.74cm" svg:y="11.949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4.13cm" svg:height="0.568cm" svg:x="2.251cm" svg:y="14.28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4" draw:layer="layout" svg:width="1.315cm" svg:height="0.954cm" svg:x="2.807cm" svg:y="13.465cm">
          <draw:text-box>
            <text:p><text:span text:style-name="T2">…</text:span><text:span text:style-name="T2">.</text:span></text:p>
          </draw:text-box>
        </draw:frame>
        <draw:frame draw:style-name="gr18" draw:text-style-name="P4" draw:layer="layout" svg:width="1.315cm" svg:height="0.892cm" svg:x="6.705cm" svg:y="11.457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93cm" svg:height="0.568cm" svg:x="8.813cm" svg:y="12.88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10" draw:layer="layout" svg:width="1.615cm" svg:height="0.468cm" svg:x="11.606cm" svg:y="11.63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8" draw:layer="layout" svg:x1="11.692cm" svg:y1="14.648cm" svg:x2="13.203cm" svg:y2="14.637cm">
          <text:p/>
        </draw:line>
        <draw:line draw:style-name="gr9" draw:text-style-name="P8" draw:layer="layout" svg:x1="16.213cm" svg:y1="11.795cm" svg:x2="16.24cm" svg:y2="16.367cm">
          <text:p/>
        </draw:line>
        <draw:line draw:style-name="gr9" draw:text-style-name="P8" draw:layer="layout" svg:x1="16.186cm" svg:y1="16.313cm" svg:x2="1.889cm" svg:y2="16.367cm">
          <text:p/>
        </draw:line>
        <draw:line draw:style-name="gr9" draw:text-style-name="P8" draw:layer="layout" svg:x1="1.908cm" svg:y1="16.367cm" svg:x2="1.854cm" svg:y2="22.893cm">
          <text:p/>
        </draw:line>
        <draw:frame draw:style-name="gr7" draw:text-style-name="P10" draw:layer="layout" svg:width="1.552cm" svg:height="0.468cm" svg:x="2.096cm" svg:y="20.4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19" draw:text-style-name="P11" draw:layer="layout" svg:width="3.078cm" svg:height="1.37cm" svg:x="4.031cm" svg:y="18.456cm">
          <text:p text:style-name="P5"><text:span text:style-name="T4">c</text:span><text:span text:style-name="T5"> = </text:span><text:span text:style-name="T4">M</text:span><text:span text:style-name="T6">-</text:span><text:span text:style-name="T6">1</text:span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078cm" svg:height="1.37cm" svg:x="4.048cm" svg:y="20.353cm">
          <text:p text:style-name="P5"><text:span text:style-name="T4">c</text:span><text:span text:style-name="T5"> = </text:span><text:span text:style-name="T4">M</text:span><text:span text:style-name="T6">-1</text:span><text:span text:style-name="T4">m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96cm" svg:height="0.468cm" svg:x="7.197cm" svg:y="18.7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10" draw:layer="layout" svg:width="1.96cm" svg:height="0.468cm" svg:x="7.198cm" svg:y="20.4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19" draw:text-style-name="P11" draw:layer="layout" svg:width="3.078cm" svg:height="1.37cm" svg:x="9.131cm" svg:y="18.456cm">
          <text:p text:style-name="P5"><text:span text:style-name="T5">P(</text:span><text:span text:style-name="T5">z)</text:span><text:span text:style-name="T5">=0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078cm" svg:height="1.37cm" svg:x="9.131cm" svg:y="20.256cm">
          <text:p text:style-name="P5"><text:span text:style-name="T5">Tr</text:span><text:span text:style-name="T5">y </text:span><text:span text:style-name="T5">ev</text:span><text:span text:style-name="T5">er</text:span><text:span text:style-name="T5">y </text:span><text:span text:style-name="T5">z</text:span></text:p>
          <text:p text:style-name="P5"><text:span text:style-name="T5">P(</text:span><text:span text:style-name="T5">z)</text:span><text:span text:style-name="T5">较</text:span><text:span text:style-name="T5">小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954cm" svg:height="0.468cm" svg:x="12.198cm" svg:y="18.8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text-style-name="P10" draw:layer="layout" svg:width="1.954cm" svg:height="0.468cm" svg:x="12.195cm" svg:y="20.5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ustom-shape draw:style-name="gr20" draw:text-style-name="P9" draw:layer="layout" svg:width="2.667cm" svg:height="3.937cm" svg:x="14.089cm" svg:y="19.337cm">
          <text:p><text:span text:style-name="T7">CS </text:span><text:span text:style-name="T7">Method</text:span></text:p>
          <text:p><text:span text:style-name="T7">Of </text:span><text:span text:style-name="T8"><text:s/></text:span><text:span text:style-name="T9">subspace</text:span></text:p>
          <text:p><text:span text:style-name="T9">pursuit</text:span></text:p>
          <text:p><text:span text:style-name="T10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078cm" svg:height="1.37cm" svg:x="4.031cm" svg:y="22.25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963cm" svg:height="0.528cm" svg:x="1.808cm" svg:y="22.16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10" draw:layer="layout" svg:width="2.264cm" svg:height="0.583cm" svg:x="4.329cm" svg:y="22.63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10" draw:layer="layout" svg:width="2.039cm" svg:height="0.528cm" svg:x="7.096cm" svg:y="22.41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22" draw:text-style-name="P11" draw:layer="layout" svg:width="3.047cm" svg:height="1.37cm" svg:x="9.129cm" svg:y="22.16cm">
          <text:p text:style-name="P5"><text:span text:style-name="T5">Martix Pencil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954cm" svg:height="0.468cm" svg:x="12.176cm" svg:y="22.42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text-style-name="P10" draw:layer="layout" svg:width="0.862cm" svg:height="0.468cm" svg:x="16.698cm" svg:y="20.6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23" draw:text-style-name="P9" draw:layer="layout" svg:width="2.286cm" svg:height="0.889cm" svg:x="13.265cm" svg:y="14.208cm">
          <text:p><text:span text:style-name="T3">decide a :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604cm" svg:y1="13.755cm" svg:x2="13.244cm" svg:y2="13.747cm">
          <text:p/>
        </draw:line>
        <draw:frame draw:style-name="gr12" draw:text-style-name="P4" draw:layer="layout" svg:width="1.315cm" svg:height="0.954cm" svg:x="13.241cm" svg:y="13.154cm">
          <draw:text-box>
            <text:p><text:span text:style-name="T2">…</text:span><text:span text:style-name="T2">.</text:span></text:p>
          </draw:text-box>
        </draw:frame>
        <draw:line draw:style-name="gr9" draw:text-style-name="P3" draw:layer="layout" svg:x1="15.986cm" svg:y1="14.589cm" svg:x2="15.986cm" svg:y2="15.732cm">
          <text:p/>
        </draw:line>
        <draw:line draw:style-name="gr9" draw:text-style-name="P3" draw:layer="layout" svg:x1="1.254cm" svg:y1="15.732cm" svg:x2="1.2cm" svg:y2="24.417cm">
          <text:p/>
        </draw:line>
        <draw:line draw:style-name="gr9" draw:text-style-name="P3" draw:layer="layout" svg:x1="1.127cm" svg:y1="15.778cm" svg:x2="15.951cm" svg:y2="15.751cm">
          <text:p/>
        </draw:line>
        <draw:line draw:style-name="gr3" draw:text-style-name="P8" draw:layer="layout" svg:x1="1.104cm" svg:y1="12.456cm" svg:x2="2.143cm" svg:y2="12.43cm">
          <text:p/>
        </draw:line>
        <draw:frame draw:style-name="gr7" draw:text-style-name="P10" draw:layer="layout" svg:width="1.552cm" svg:height="0.468cm" svg:x="2.034cm" svg:y="18.69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4" draw:layer="layout" svg:width="1.315cm" svg:height="0.954cm" svg:x="1.082cm" svg:y="23.69cm">
          <draw:text-box>
            <text:p><text:span text:style-name="T2">…</text:span><text:span text:style-name="T2">.</text:span></text:p>
          </draw:text-box>
        </draw:frame>
        <draw:line draw:style-name="gr3" draw:text-style-name="P3" draw:layer="layout" svg:x1="7.096cm" svg:y1="19.337cm" svg:x2="9.128cm" svg:y2="19.337cm">
          <text:p/>
        </draw:line>
        <draw:line draw:style-name="gr3" draw:text-style-name="P3" draw:layer="layout" svg:x1="7.223cm" svg:y1="21.115cm" svg:x2="9.128cm" svg:y2="21.115cm">
          <text:p/>
        </draw:line>
        <draw:line draw:style-name="gr3" draw:text-style-name="P3" draw:layer="layout" svg:x1="7.123cm" svg:y1="23.147cm" svg:x2="9.155cm" svg:y2="23.147cm">
          <text:p/>
        </draw:line>
        <draw:line draw:style-name="gr3" draw:text-style-name="P3" draw:layer="layout" svg:x1="12.303cm" svg:y1="19.591cm" svg:x2="14.081cm" svg:y2="19.591cm">
          <text:p/>
        </draw:line>
        <draw:line draw:style-name="gr3" draw:text-style-name="P3" draw:layer="layout" svg:x1="12.176cm" svg:y1="21.242cm" svg:x2="14.081cm" svg:y2="21.242cm">
          <text:p/>
        </draw:line>
        <draw:line draw:style-name="gr3" draw:text-style-name="P3" draw:layer="layout" svg:x1="12.176cm" svg:y1="23.02cm" svg:x2="14.081cm" svg:y2="23.02cm">
          <text:p/>
        </draw:line>
        <draw:line draw:style-name="gr3" draw:text-style-name="P3" draw:layer="layout" svg:x1="16.71cm" svg:y1="21.369cm" svg:x2="17.726cm" svg:y2="21.369cm">
          <text:p/>
        </draw:line>
        <draw:custom-shape draw:style-name="gr24" draw:text-style-name="P9" draw:layer="layout" svg:width="1.801cm" svg:height="6.353cm" svg:x="17.689cm" svg:y="18.321cm">
          <text:p><text:span text:style-name="T8">Combine</text:span></text:p>
          <text:p><text:span text:style-name="T10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51cm" svg:y1="21.369cm" svg:x2="20.526cm" svg:y2="21.369cm">
          <text:p/>
        </draw:line>
        <draw:frame draw:style-name="gr7" draw:text-style-name="P10" draw:layer="layout" svg:width="0.427cm" svg:height="0.468cm" svg:x="19.542cm" svg:y="20.78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5" draw:text-style-name="P4" draw:layer="layout" svg:width="2.568cm" svg:height="0.954cm" svg:x="3.921cm" svg:y="21.558cm">
          <draw:text-box>
            <text:p><text:span text:style-name="T2">Method3:</text:span></text:p>
          </draw:text-box>
        </draw:frame>
        <draw:frame draw:style-name="gr25" draw:text-style-name="P4" draw:layer="layout" svg:width="2.568cm" svg:height="0.954cm" svg:x="3.794cm" svg:y="19.691cm">
          <draw:text-box>
            <text:p><text:span text:style-name="T2">Method2:</text:span></text:p>
          </draw:text-box>
        </draw:frame>
        <draw:frame draw:style-name="gr25" draw:text-style-name="P4" draw:layer="layout" svg:width="2.568cm" svg:height="0.954cm" svg:x="3.766cm" svg:y="17.748cm">
          <draw:text-box>
            <text:p><text:span text:style-name="T2">Method1:</text:span></text:p>
          </draw:text-box>
        </draw:frame>
        <draw:line draw:style-name="gr3" draw:text-style-name="P3" draw:layer="layout" svg:x1="2.143cm" svg:y1="24.29cm" svg:x2="17.637cm" svg:y2="24.29cm">
          <text:p/>
        </draw:line>
        <draw:line draw:style-name="gr9" draw:text-style-name="P8" draw:layer="layout" svg:x1="15.578cm" svg:y1="11.795cm" svg:x2="16.213cm" svg:y2="11.795cm">
          <text:p/>
        </draw:line>
        <draw:line draw:style-name="gr9" draw:text-style-name="P3" draw:layer="layout" svg:x1="15.986cm" svg:y1="14.589cm" svg:x2="15.605cm" svg:y2="14.589cm">
          <text:p/>
        </draw:line>
        <draw:line draw:style-name="gr3" draw:text-style-name="P8" draw:layer="layout" svg:x1="6.404cm" svg:y1="10.557cm" svg:x2="8.62cm" svg:y2="10.557cm">
          <text:p/>
        </draw:line>
        <draw:frame draw:style-name="gr12" draw:text-style-name="P4" draw:layer="layout" svg:width="1.315cm" svg:height="0.954cm" svg:x="8.641cm" svg:y="10.054cm">
          <draw:text-box>
            <text:p><text:span text:style-name="T2">…</text:span><text:span text:style-name="T2">.</text:span></text:p>
          </draw:text-box>
        </draw:frame>
        <draw:line draw:style-name="gr3" draw:text-style-name="P8" draw:layer="layout" svg:x1="6.404cm" svg:y1="14.657cm" svg:x2="8.62cm" svg:y2="14.657cm">
          <text:p/>
        </draw:line>
        <draw:frame draw:style-name="gr12" draw:text-style-name="P4" draw:layer="layout" svg:width="1.315cm" svg:height="0.954cm" svg:x="13.242cm" svg:y="9.954cm">
          <draw:text-box>
            <text:p><text:span text:style-name="T2">…</text:span><text:span text:style-name="T2">.</text:span></text:p>
          </draw:text-box>
        </draw:frame>
        <draw:line draw:style-name="gr9" draw:text-style-name="P3" draw:layer="layout" svg:x1="14.843cm" svg:y1="10.525cm" svg:x2="16.24cm" svg:y2="10.525cm">
          <text:p/>
        </draw:line>
        <draw:line draw:style-name="gr9" draw:text-style-name="P3" draw:layer="layout" svg:x1="16.24cm" svg:y1="10.779cm" svg:x2="16.24cm" svg:y2="10.525cm">
          <text:p/>
        </draw:line>
        <draw:frame draw:style-name="gr12" draw:text-style-name="P4" draw:layer="layout" svg:width="1.315cm" svg:height="0.954cm" svg:x="15.643cm" svg:y="10.554cm">
          <draw:text-box>
            <text:p><text:span text:style-name="T2">…</text:span><text:span text:style-name="T2">.</text:span></text:p>
          </draw:text-box>
        </draw:frame>
        <draw:custom-shape draw:style-name="gr26" draw:text-style-name="P13" draw:layer="layout" svg:width="4.699cm" svg:height="6.604cm" svg:x="1.889cm" svg:y="8.62cm">
          <text:p text:style-name="P12"><text:span text:style-name="T11">Stage1:</text:span></text:p>
          <text:p text:style-name="P12"><text:span text:style-name="T11">Ecncoding</text:span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7.47cm" svg:height="6.604cm" svg:x="8.389cm" svg:y="8.62cm">
          <text:p text:style-name="P12"><text:span text:style-name="T11">Stage2-Step1:</text:span><text:span text:style-name="T12">obtain the number </text:span></text:p>
          <text:p text:style-name="P12"><text:span text:style-name="T12">of collisions in every bucket</text:span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8.868cm" svg:height="7.112cm" svg:x="3.689cm" svg:y="16.848cm">
          <text:p text:style-name="P12"><text:span text:style-name="T11">Stage2-Step2:</text:span><text:span text:style-name="T12">locate the position</text:span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889cm" svg:y1="19.161cm" svg:x2="4.048cm" svg:y2="19.161cm">
          <text:p/>
        </draw:line>
        <draw:line draw:style-name="gr3" draw:text-style-name="P3" draw:layer="layout" svg:x1="1.889cm" svg:y1="21.061cm" svg:x2="4.048cm" svg:y2="21.061cm">
          <text:p/>
        </draw:line>
        <draw:line draw:style-name="gr3" draw:text-style-name="P3" draw:layer="layout" svg:x1="1.889cm" svg:y1="22.861cm" svg:x2="4.048cm" svg:y2="22.861cm">
          <text:p/>
        </draw:line>
        <draw:custom-shape draw:style-name="gr29" draw:text-style-name="P13" draw:layer="layout" svg:width="3.44cm" svg:height="7.012cm" svg:x="13.689cm" svg:y="16.848cm">
          <text:p text:style-name="P12"><text:span text:style-name="T11"/></text:p>
          <text:p text:style-name="P12"><text:span text:style-name="T11">Stage2-Step3:</text:span></text:p>
          <text:p text:style-name="P12"><text:span text:style-name="T12">estimate </text:span></text:p>
          <text:p text:style-name="P12"><text:span text:style-name="T12">the value</text:span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7" draw:layer="layout" svg:width="4.634cm" svg:height="3.048cm" svg:x="1.889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82cm" svg:height="0.954cm" svg:x="1.088cm" svg:y="4.183cm">
          <draw:text-box>
            <text:p><text:span text:style-name="T2">x</text:span></text:p>
          </draw:text-box>
        </draw:frame>
        <draw:line draw:style-name="gr3" draw:text-style-name="P8" draw:layer="layout" svg:x1="15.275cm" svg:y1="3.756cm" svg:x2="16.172cm" svg:y2="3.756cm">
          <text:p/>
        </draw:line>
        <draw:frame draw:style-name="gr4" draw:text-style-name="P4" draw:layer="layout" svg:width="3.139cm" svg:height="0.954cm" svg:x="2.138cm" svg:y="3.416cm">
          <draw:text-box>
            <text:p><text:span text:style-name="T2">Encoding:</text:span></text:p>
          </draw:text-box>
        </draw:frame>
        <draw:frame draw:style-name="gr7" draw:text-style-name="P10" draw:layer="layout" svg:width="4.638cm" svg:height="0.569cm" svg:x="1.843cm" svg:y="4.048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10" draw:layer="layout" svg:width="4.666cm" svg:height="0.569cm" svg:x="1.825cm" svg:y="4.58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4" draw:layer="layout" svg:width="1.315cm" svg:height="0.954cm" svg:x="1.779cm" svg:y="4.883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6.351cm" svg:y="4.999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263cm" svg:height="0.569cm" svg:x="6.43cm" svg:y="3.5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10" draw:layer="layout" svg:width="1.309cm" svg:height="0.569cm" svg:x="6.396cm" svg:y="5.82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10" draw:layer="layout" svg:width="4.727cm" svg:height="0.569cm" svg:x="1.825cm" svg:y="5.78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31" draw:text-style-name="P14" draw:layer="layout" svg:width="2.667cm" svg:height="0.889cm" svg:x="8.274cm" svg:y="2.016cm">
          <text:p text:style-name="P5"><text:span text:style-name="T13">Hash</text:span><text:span text:style-name="T13">桶</text:span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667cm" svg:height="0.889cm" svg:x="8.274cm" svg:y="3.116cm">
          <text:p text:style-name="P5"><text:span text:style-name="T13">Hash</text:span><text:span text:style-name="T13">桶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.667cm" svg:height="0.889cm" svg:x="8.301cm" svg:y="4.683cm">
          <text:p text:style-name="P5"><text:span text:style-name="T14">Hash</text:span><text:span text:style-name="T14">桶</text:span><text:span text:style-name="T14">B-1</text:span></text:p>
          <draw:enhanced-geometry svg:viewBox="0 0 21600 21600" draw:type="rectangle" draw:enhanced-path="M 0 0 L 21600 0 21600 21600 0 21600 0 0 Z N"/>
        </draw:custom-shape>
        <draw:line draw:style-name="gr3" draw:text-style-name="P16" draw:layer="layout" svg:x1="7.666cm" svg:y1="2.524cm" svg:x2="8.301cm" svg:y2="2.524cm">
          <text:p/>
        </draw:line>
        <draw:line draw:style-name="gr3" draw:text-style-name="P8" draw:layer="layout" svg:x1="7.666cm" svg:y1="5.124cm" svg:x2="8.301cm" svg:y2="5.124cm">
          <text:p/>
        </draw:line>
        <draw:line draw:style-name="gr3" draw:text-style-name="P16" draw:layer="layout" svg:x1="7.666cm" svg:y1="3.424cm" svg:x2="8.301cm" svg:y2="3.424cm">
          <text:p/>
        </draw:line>
        <draw:line draw:style-name="gr9" draw:text-style-name="P8" draw:layer="layout" svg:x1="6.523cm" svg:y1="4.302cm" svg:x2="7.666cm" svg:y2="4.302cm">
          <text:p/>
        </draw:line>
        <draw:line draw:style-name="gr9" draw:text-style-name="P8" draw:layer="layout" svg:x1="7.666cm" svg:y1="2.524cm" svg:x2="7.666cm" svg:y2="5.191cm">
          <text:p/>
        </draw:line>
        <draw:line draw:style-name="gr3" draw:text-style-name="P8" draw:layer="layout" svg:x1="10.968cm" svg:y1="2.524cm" svg:x2="12.111cm" svg:y2="2.524cm">
          <text:p/>
        </draw:line>
        <draw:line draw:style-name="gr3" draw:text-style-name="P8" draw:layer="layout" svg:x1="10.968cm" svg:y1="3.524cm" svg:x2="12.111cm" svg:y2="3.54cm">
          <text:p/>
        </draw:line>
        <draw:frame draw:style-name="gr7" draw:text-style-name="P10" draw:layer="layout" svg:width="0.746cm" svg:height="0.569cm" svg:x="10.868cm" svg:y="1.916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10" draw:layer="layout" svg:width="0.743cm" svg:height="0.569cm" svg:x="10.868cm" svg:y="2.91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10" draw:layer="layout" svg:width="1.01cm" svg:height="0.569cm" svg:x="10.857cm" svg:y="4.595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2" draw:text-style-name="P4" draw:layer="layout" svg:width="1.315cm" svg:height="0.954cm" svg:x="8.252cm" svg:y="3.775cm">
          <draw:text-box>
            <text:p><text:span text:style-name="T2">…</text:span><text:span text:style-name="T2">.</text:span></text:p>
          </draw:text-box>
        </draw:frame>
        <draw:line draw:style-name="gr3" draw:text-style-name="P3" draw:layer="layout" svg:x1="10.968cm" svg:y1="5.191cm" svg:x2="12.238cm" svg:y2="5.191cm">
          <text:p/>
        </draw:line>
        <draw:custom-shape draw:style-name="gr32" draw:text-style-name="P17" draw:layer="layout" svg:width="3.102cm" svg:height="3.429cm" svg:x="12.184cm" svg:y="2.016cm">
          <text:p text:style-name="P12"><text:span text:style-name="T15"><text:s text:c="11"/></text:span><text:span text:style-name="T15">Large</text:span></text:p>
          <text:p text:style-name="P12"><text:span text:style-name="T15"/></text:p>
          <text:p text:style-name="P12"><text:span text:style-name="T15"><text:s text:c="11"/></text:span><text:span text:style-name="T15">small</text:span></text:p>
          <text:p text:style-name="P5"><text:span text:style-name="T15"/></text:p>
          <text:p text:style-name="P5"><text:span text:style-name="T15"/></text:p>
          <text:p text:style-name="P5"><text:span text:style-name="T15"/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522cm" svg:height="0.529cm" svg:x="15.286cm" svg:y="3.11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10" draw:layer="layout" svg:width="1.811cm" svg:height="0.569cm" svg:x="12.065cm" svg:y="2.178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text-style-name="P10" draw:layer="layout" svg:width="1.415cm" svg:height="0.569cm" svg:x="12.268cm" svg:y="2.71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" draw:text-style-name="P10" draw:layer="layout" svg:width="1.811cm" svg:height="0.569cm" svg:x="12.066cm" svg:y="3.27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text-style-name="P10" draw:layer="layout" svg:width="1.406cm" svg:height="0.569cm" svg:x="12.269cm" svg:y="3.81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4" draw:layer="layout" svg:width="1.315cm" svg:height="0.954cm" svg:x="12.153cm" svg:y="4.275cm">
          <draw:text-box>
            <text:p><text:span text:style-name="T2">…</text:span><text:span text:style-name="T2">.</text:span></text:p>
          </draw:text-box>
        </draw:frame>
        <draw:line draw:style-name="gr3" draw:text-style-name="P8" draw:layer="layout" svg:x1="10.006cm" svg:y1="6.334cm" svg:x2="16.202cm" svg:y2="6.334cm">
          <text:p/>
        </draw:line>
        <draw:frame draw:style-name="gr12" draw:text-style-name="P4" draw:layer="layout" svg:width="1.315cm" svg:height="0.954cm" svg:x="8.575cm" svg:y="5.861cm">
          <draw:text-box>
            <text:p><text:span text:style-name="T2">…</text:span><text:span text:style-name="T2">.</text:span></text:p>
          </draw:text-box>
        </draw:frame>
        <draw:line draw:style-name="gr9" draw:text-style-name="P3" draw:layer="layout" svg:x1="6.485cm" svg:y1="6.396cm" svg:x2="8.263cm" svg:y2="6.396cm">
          <text:p/>
        </draw:line>
        <draw:frame draw:style-name="gr7" draw:text-style-name="P10" draw:layer="layout" svg:width="0.554cm" svg:height="0.529cm" svg:x="15.286cm" svg:y="5.6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33" draw:text-style-name="P18" draw:layer="layout" svg:width="1.134cm" svg:height="5.588cm" svg:x="16.184cm" svg:y="2.143cm">
          <text:p text:style-name="P5"><text:span text:style-name="T15">Vot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318cm" svg:y1="5.337cm" svg:x2="18.715cm" svg:y2="5.326cm">
          <text:p/>
        </draw:line>
        <draw:frame draw:style-name="gr7" draw:text-style-name="P10" draw:layer="layout" svg:width="0.397cm" svg:height="0.468cm" svg:x="17.748cm" svg:y="4.85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7" draw:text-style-name="P10" draw:layer="layout" svg:width="1.263cm" svg:height="0.569cm" svg:x="17.318cm" svg:y="3.09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4" draw:layer="layout" svg:width="1.315cm" svg:height="0.954cm" svg:x="17.252cm" svg:y="3.299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309cm" svg:height="0.569cm" svg:x="17.406cm" svg:y="4.17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34" draw:text-style-name="P19" draw:layer="layout" svg:width="1.134cm" svg:height="5.002cm" svg:x="18.684cm" svg:y="2.143cm">
          <text:p text:style-name="P5"><text:span text:style-name="T16">估计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cm" svg:y1="5.11cm" svg:x2="1.824cm" svg:y2="5.099cm">
          <text:p/>
        </draw:line>
        <draw:line draw:style-name="gr3" draw:text-style-name="P8" draw:layer="layout" svg:x1="19.818cm" svg:y1="5.336cm" svg:x2="20.639cm" svg:y2="5.326cm">
          <text:p/>
        </draw:line>
        <draw:frame draw:style-name="gr7" draw:text-style-name="P10" draw:layer="layout" svg:width="0.427cm" svg:height="0.469cm" svg:x="20.004cm" svg:y="4.337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35" draw:text-style-name="P7" draw:layer="layout" svg:width="3.683cm" svg:height="1.016cm" svg:x="2.343cm" svg:y="6.823cm">
          <text:p text:style-name="P5"><text:span text:style-name="T2">Encoding: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086cm" svg:height="0.529cm" svg:x="2.397cm" svg:y="7.27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31" draw:text-style-name="P14" draw:layer="layout" svg:width="2.667cm" svg:height="0.889cm" svg:x="8.274cm" svg:y="6.816cm">
          <text:p text:style-name="P5"><text:span text:style-name="T13">Best K</text:span><text:span text:style-name="T13">桶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34cm" svg:y1="7.35cm" svg:x2="8.239cm" svg:y2="7.35cm">
          <text:p/>
        </draw:line>
        <draw:line draw:style-name="gr3" draw:text-style-name="P3" draw:layer="layout" svg:x1="11.033cm" svg:y1="7.223cm" svg:x2="16.24cm" svg:y2="7.223cm">
          <text:p/>
        </draw:line>
        <draw:line draw:style-name="gr3" draw:text-style-name="P8" draw:layer="layout" svg:x1="1.016cm" svg:y1="7.293cm" svg:x2="2.348cm" svg:y2="7.282cm">
          <text:p/>
        </draw:line>
        <draw:frame draw:style-name="gr2" draw:text-style-name="P4" draw:layer="layout" svg:width="0.82cm" svg:height="0.954cm" svg:x="1.088cm" svg:y="6.383cm">
          <draw:text-box>
            <text:p><text:span text:style-name="T2">x</text:span></text:p>
          </draw:text-box>
        </draw:frame>
        <draw:frame draw:style-name="gr7" draw:text-style-name="P10" draw:layer="layout" svg:width="0.554cm" svg:height="0.468cm" svg:x="15.249cm" svg:y="6.6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7" draw:text-style-name="P10" draw:layer="layout" svg:width="0.943cm" svg:height="0.529cm" svg:x="6.08cm" svg:y="6.694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  <draw:page draw:name="page3" draw:style-name="dp1" draw:master-page-name="Default">
        <draw:custom-shape draw:style-name="gr36" draw:text-style-name="P7" draw:layer="layout" svg:width="3.81cm" svg:height="7.239cm" svg:x="1.743cm" svg:y="10.27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82cm" svg:height="0.954cm" svg:x="0.873cm" svg:y="12.968cm">
          <draw:text-box>
            <text:p><text:span text:style-name="T2">x</text:span></text:p>
          </draw:text-box>
        </draw:frame>
        <draw:frame draw:style-name="gr4" draw:text-style-name="P4" draw:layer="layout" svg:width="3.139cm" svg:height="0.954cm" svg:x="2.774cm" svg:y="10.209cm">
          <draw:text-box>
            <text:p><text:span text:style-name="T2">Encoding:</text:span></text:p>
          </draw:text-box>
        </draw:frame>
        <draw:frame draw:style-name="gr7" draw:text-style-name="P10" draw:layer="layout" svg:width="3.184cm" svg:height="0.568cm" svg:x="2.079cm" svg:y="10.84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2" draw:text-style-name="P4" draw:layer="layout" svg:width="1.315cm" svg:height="0.954cm" svg:x="2.407cm" svg:y="12.541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2.407cm" svg:y="14.565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2.408cm" svg:y="16.565cm">
          <draw:text-box>
            <text:p><text:span text:style-name="T2">…</text:span><text:span text:style-name="T2">.</text:span></text:p>
          </draw:text-box>
        </draw:frame>
        <draw:line draw:style-name="gr3" draw:text-style-name="P8" draw:layer="layout" svg:x1="1.105cm" svg:y1="13.956cm" svg:x2="1.762cm" svg:y2="13.954cm">
          <text:p/>
        </draw:line>
        <draw:custom-shape draw:style-name="gr37" draw:text-style-name="P13" draw:layer="layout" svg:width="4.19cm" svg:height="9.398cm" svg:x="1.49cm" svg:y="8.62cm">
          <text:p text:style-name="P12"><text:span text:style-name="T11">Stage1:</text:span></text:p>
          <text:p text:style-name="P12"><text:span text:style-name="T11">Ecncoding</text:span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197cm" svg:height="0.568cm" svg:x="2.079cm" svg:y="11.84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text-style-name="P10" draw:layer="layout" svg:width="3.197cm" svg:height="0.568cm" svg:x="2.079cm" svg:y="13.44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7" draw:text-style-name="P10" draw:layer="layout" svg:width="3.211cm" svg:height="0.568cm" svg:x="2.079cm" svg:y="14.241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text-style-name="P10" draw:layer="layout" svg:width="3.211cm" svg:height="0.568cm" svg:x="2.079cm" svg:y="16.24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7" draw:text-style-name="P10" draw:layer="layout" svg:width="3.197cm" svg:height="0.568cm" svg:x="2.079cm" svg:y="15.441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custom-shape draw:style-name="gr38" draw:text-style-name="P7" draw:layer="layout" svg:width="5.657cm" svg:height="9.398cm" svg:x="6.143cm" svg:y="8.62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5.752cm" svg:height="1.75cm" svg:x="6.175cm" svg:y="8.609cm">
          <draw:text-box>
            <text:p><text:span text:style-name="T17">d</text:span><text:span text:style-name="T18">1</text:span><text:span text:style-name="T2"> </text:span><text:span text:style-name="T2">混叠</text:span><text:span text:style-name="T2">:</text:span></text:p>
            <text:p><text:span text:style-name="T2">Bucket 0 </text:span><text:span text:style-name="T2">...Bucket </text:span><text:span text:style-name="T17">B</text:span><text:span text:style-name="T18">1</text:span><text:span text:style-name="T2">-1</text:span></text:p>
          </draw:text-box>
        </draw:frame>
        <draw:frame draw:style-name="gr7" draw:text-style-name="P10" draw:layer="layout" svg:width="1.113cm" svg:height="0.567cm" svg:x="6.399cm" svg:y="10.2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4" draw:layer="layout" svg:width="1.315cm" svg:height="0.954cm" svg:x="8.108cm" svg:y="11.04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611cm" svg:height="0.567cm" svg:x="9.3cm" svg:y="10.196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text-style-name="P4" draw:layer="layout" svg:width="1.315cm" svg:height="0.954cm" svg:x="6.309cm" svg:y="11.741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9.309cm" svg:y="11.64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543cm" svg:height="0.568cm" svg:x="6.339cm" svg:y="10.9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7" draw:text-style-name="P10" draw:layer="layout" svg:width="1.549cm" svg:height="0.568cm" svg:x="6.34cm" svg:y="11.524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custom-shape draw:style-name="gr40" draw:text-style-name="P13" draw:layer="layout" svg:width="1.704cm" svg:height="1.716cm" svg:x="6.39cm" svg:y="10.865cm">
          <text:p text:style-name="P12"><text:span text:style-name="T1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2.177cm" svg:height="1.716cm" svg:x="9.49cm" svg:y="10.865cm">
          <text:p text:style-name="P12"><text:span text:style-name="T1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289cm" svg:height="0.568cm" svg:x="9.387cm" svg:y="10.93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text-style-name="P10" draw:layer="layout" svg:width="2.289cm" svg:height="0.568cm" svg:x="9.388cm" svg:y="11.43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9" draw:text-style-name="P4" draw:layer="layout" svg:width="5.752cm" svg:height="1.75cm" svg:x="6.175cm" svg:y="12.609cm">
          <draw:text-box>
            <text:p><text:span text:style-name="T17">d</text:span><text:span text:style-name="T18">2</text:span><text:span text:style-name="T2"> </text:span><text:span text:style-name="T2">混叠</text:span><text:span text:style-name="T2">:</text:span></text:p>
            <text:p><text:span text:style-name="T2">Bucket 0 </text:span><text:span text:style-name="T2">...Bucket </text:span><text:span text:style-name="T17">B</text:span><text:span text:style-name="T18">2</text:span><text:span text:style-name="T2">-1</text:span></text:p>
          </draw:text-box>
        </draw:frame>
        <draw:frame draw:style-name="gr7" draw:text-style-name="P10" draw:layer="layout" svg:width="1.119cm" svg:height="0.567cm" svg:x="6.399cm" svg:y="14.295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4" draw:layer="layout" svg:width="1.315cm" svg:height="0.954cm" svg:x="8.208cm" svg:y="15.04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627cm" svg:height="0.567cm" svg:x="9.3cm" svg:y="14.196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4" draw:layer="layout" svg:width="1.315cm" svg:height="0.954cm" svg:x="6.309cm" svg:y="15.741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9.309cm" svg:y="15.64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549cm" svg:height="0.568cm" svg:x="6.339cm" svg:y="14.924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7" draw:text-style-name="P10" draw:layer="layout" svg:width="1.556cm" svg:height="0.568cm" svg:x="6.34cm" svg:y="15.524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40" draw:text-style-name="P13" draw:layer="layout" svg:width="1.704cm" svg:height="1.716cm" svg:x="6.39cm" svg:y="14.865cm">
          <text:p text:style-name="P12"><text:span text:style-name="T1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2.177cm" svg:height="1.716cm" svg:x="9.49cm" svg:y="14.865cm">
          <text:p text:style-name="P12"><text:span text:style-name="T1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299cm" svg:height="0.568cm" svg:x="9.387cm" svg:y="14.93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7" draw:text-style-name="P10" draw:layer="layout" svg:width="2.298cm" svg:height="0.568cm" svg:x="9.388cm" svg:y="15.43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12" draw:text-style-name="P4" draw:layer="layout" svg:width="1.315cm" svg:height="0.954cm" svg:x="6.409cm" svg:y="16.541cm">
          <draw:text-box>
            <text:p><text:span text:style-name="T2">…</text:span><text:span text:style-name="T2">.</text:span></text:p>
          </draw:text-box>
        </draw:frame>
        <draw:custom-shape draw:style-name="gr42" draw:text-style-name="P20" draw:layer="layout" svg:width="1.202cm" svg:height="1.143cm" svg:x="12.938cm" svg:y="12.495cm">
          <text:p text:style-name="P5"><text:span text:style-name="T19">Jud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2.402cm" svg:height="1.016cm" svg:x="16.132cm" svg:y="8.7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394cm" svg:height="1.016cm" svg:x="16.14cm" svg:y="10.22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02cm" svg:height="1.016cm" svg:x="16.132cm" svg:y="11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2.394cm" svg:height="1.016cm" svg:x="16.14cm" svg:y="13.32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02cm" svg:height="1.016cm" svg:x="16.132cm" svg:y="14.7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.75cm" svg:height="1.016cm" svg:x="15.84cm" svg:y="16.222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4.127cm" svg:y1="9.912cm" svg:x2="15.524cm" svg:y2="9.912cm">
          <text:p/>
        </draw:line>
        <draw:line draw:style-name="gr9" draw:text-style-name="P3" draw:layer="layout" svg:x1="15.57cm" svg:y1="9.26cm" svg:x2="16.078cm" svg:y2="9.26cm">
          <text:p/>
        </draw:line>
        <draw:line draw:style-name="gr9" draw:text-style-name="P3" draw:layer="layout" svg:x1="15.57cm" svg:y1="10.76cm" svg:x2="16.078cm" svg:y2="10.76cm">
          <text:p/>
        </draw:line>
        <draw:line draw:style-name="gr9" draw:text-style-name="P3" draw:layer="layout" svg:x1="15.57cm" svg:y1="15.26cm" svg:x2="16.078cm" svg:y2="15.26cm">
          <text:p/>
        </draw:line>
        <draw:line draw:style-name="gr9" draw:text-style-name="P3" draw:layer="layout" svg:x1="15.613cm" svg:y1="13.755cm" svg:x2="16.121cm" svg:y2="13.755cm">
          <text:p/>
        </draw:line>
        <draw:line draw:style-name="gr9" draw:text-style-name="P3" draw:layer="layout" svg:x1="15.57cm" svg:y1="12.26cm" svg:x2="16.078cm" svg:y2="12.26cm">
          <text:p/>
        </draw:line>
        <draw:line draw:style-name="gr9" draw:text-style-name="P3" draw:layer="layout" svg:x1="14.128cm" svg:y1="13.112cm" svg:x2="15.525cm" svg:y2="13.112cm">
          <text:p/>
        </draw:line>
        <draw:line draw:style-name="gr9" draw:text-style-name="P3" draw:layer="layout" svg:x1="14.128cm" svg:y1="16.412cm" svg:x2="15.525cm" svg:y2="16.412cm">
          <text:p/>
        </draw:line>
        <draw:line draw:style-name="gr9" draw:text-style-name="P3" draw:layer="layout" svg:x1="14.103cm" svg:y1="9.867cm" svg:x2="14.103cm" svg:y2="13.169cm">
          <text:p/>
        </draw:line>
        <draw:line draw:style-name="gr9" draw:text-style-name="P3" draw:layer="layout" svg:x1="14.103cm" svg:y1="13.167cm" svg:x2="14.103cm" svg:y2="16.469cm">
          <text:p/>
        </draw:line>
        <draw:line draw:style-name="gr9" draw:text-style-name="P3" draw:layer="layout" svg:x1="15.613cm" svg:y1="9.255cm" svg:x2="15.613cm" svg:y2="10.779cm">
          <text:p/>
        </draw:line>
        <draw:line draw:style-name="gr9" draw:text-style-name="P3" draw:layer="layout" svg:x1="15.613cm" svg:y1="12.255cm" svg:x2="15.613cm" svg:y2="13.779cm">
          <text:p/>
        </draw:line>
        <draw:line draw:style-name="gr9" draw:text-style-name="P3" draw:layer="layout" svg:x1="15.613cm" svg:y1="15.255cm" svg:x2="15.613cm" svg:y2="16.779cm">
          <text:p/>
        </draw:line>
        <draw:frame draw:style-name="gr46" draw:text-style-name="P21" draw:layer="layout" svg:width="1.772cm" svg:height="1.047cm" svg:x="13.962cm" svg:y="12.176cm">
          <draw:text-box>
            <text:p><text:span text:style-name="T20">单筐</text:span></text:p>
          </draw:text-box>
        </draw:frame>
        <draw:frame draw:style-name="gr46" draw:text-style-name="P21" draw:layer="layout" svg:width="1.772cm" svg:height="1.047cm" svg:x="13.962cm" svg:y="9.077cm">
          <draw:text-box>
            <text:p><text:span text:style-name="T20">零筐</text:span></text:p>
          </draw:text-box>
        </draw:frame>
        <draw:frame draw:style-name="gr46" draw:text-style-name="P21" draw:layer="layout" svg:width="1.772cm" svg:height="1.047cm" svg:x="13.962cm" svg:y="15.477cm">
          <draw:text-box>
            <text:p><text:span text:style-name="T20">多筐</text:span></text:p>
          </draw:text-box>
        </draw:frame>
        <draw:frame draw:style-name="gr7" draw:text-style-name="P10" draw:layer="layout" svg:width="1.565cm" svg:height="0.567cm" svg:x="16.348cm" svg:y="9.001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7" draw:text-style-name="P10" draw:layer="layout" svg:width="1.565cm" svg:height="0.567cm" svg:x="16.349cm" svg:y="12.102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7" draw:text-style-name="P10" draw:layer="layout" svg:width="1.606cm" svg:height="0.567cm" svg:x="16.348cm" svg:y="14.9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7" draw:text-style-name="P10" draw:layer="layout" svg:width="2.192cm" svg:height="0.566cm" svg:x="16.349cm" svg:y="10.502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7" draw:text-style-name="P10" draw:layer="layout" svg:width="2.192cm" svg:height="0.566cm" svg:x="16.349cm" svg:y="13.602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7" draw:text-style-name="P10" draw:layer="layout" svg:width="3.822cm" svg:height="0.579cm" svg:x="15.748cm" svg:y="16.471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line draw:style-name="gr9" draw:text-style-name="P3" draw:layer="layout" svg:x1="15.586cm" svg:y1="16.775cm" svg:x2="15.84cm" svg:y2="16.775cm">
          <text:p/>
        </draw:line>
        <draw:line draw:style-name="gr3" draw:text-style-name="P8" draw:layer="layout" svg:x1="5.505cm" svg:y1="13.957cm" svg:x2="6.162cm" svg:y2="13.955cm">
          <text:p/>
        </draw:line>
        <draw:custom-shape draw:style-name="gr47" draw:text-style-name="P13" draw:layer="layout" svg:width="7.379cm" svg:height="10.795cm" svg:x="12.29cm" svg:y="7.223cm">
          <text:p text:style-name="P12"><text:span text:style-name="T11">Stage2:</text:span></text:p>
          <text:p text:style-name="P12"><text:span text:style-name="T11">Peeling1:</text:span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1.795cm" svg:y1="13.065cm" svg:x2="12.938cm" svg:y2="13.065cm">
          <text:p/>
        </draw:line>
        <draw:frame draw:style-name="gr7" draw:text-style-name="P10" draw:layer="layout" svg:width="0.91cm" svg:height="0.567cm" svg:x="11.674cm" svg:y="12.4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2" draw:text-style-name="P4" draw:layer="layout" svg:width="1.315cm" svg:height="0.954cm" svg:x="11.51cm" svg:y="16.741cm">
          <draw:text-box>
            <text:p><text:span text:style-name="T2">…</text:span><text:span text:style-name="T2">.</text:span></text:p>
          </draw:text-box>
        </draw:frame>
        <draw:line draw:style-name="gr3" draw:text-style-name="P8" draw:layer="layout" svg:x1="11.795cm" svg:y1="17.565cm" svg:x2="12.938cm" svg:y2="17.565cm">
          <text:p/>
        </draw:line>
        <draw:custom-shape draw:style-name="gr42" draw:text-style-name="P20" draw:layer="layout" svg:width="1.202cm" svg:height="1.143cm" svg:x="12.939cm" svg:y="16.995cm">
          <text:p text:style-name="P5"><text:span text:style-name="T19">Jud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1.315cm" svg:height="0.954cm" svg:x="15.089cm" svg:y="17.048cm">
          <draw:text-box>
            <text:p><text:span text:style-name="T2">…</text:span><text:span text:style-name="T2">.</text:span></text:p>
          </draw:text-box>
        </draw:frame>
        <draw:line draw:style-name="gr3" draw:text-style-name="P8" draw:layer="layout" svg:x1="14.095cm" svg:y1="17.565cm" svg:x2="15.238cm" svg:y2="17.565cm">
          <text:p/>
        </draw:line>
        <draw:line draw:style-name="gr3" draw:text-style-name="P8" draw:layer="layout" svg:x1="19.195cm" svg:y1="13.141cm" svg:x2="20.338cm" svg:y2="13.141cm">
          <text:p/>
        </draw:line>
        <draw:frame draw:style-name="gr7" draw:text-style-name="P10" draw:layer="layout" svg:width="1.067cm" svg:height="0.567cm" svg:x="19.174cm" svg:y="12.506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12" draw:text-style-name="P4" draw:layer="layout" svg:width="1.315cm" svg:height="0.954cm" svg:x="19.511cm" svg:y="7.541cm">
          <draw:text-box>
            <text:p><text:span text:style-name="T2">…</text:span><text:span text:style-name="T2">.</text:span></text:p>
          </draw:text-box>
        </draw:frame>
      </draw:page>
      <draw:page draw:name="page4" draw:style-name="dp1" draw:master-page-name="Default">
        <draw:custom-shape draw:style-name="gr30" draw:text-style-name="P7" draw:layer="layout" svg:width="4.634cm" svg:height="3.048cm" svg:x="1.889cm" svg:y="4.24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82cm" svg:height="0.954cm" svg:x="1.088cm" svg:y="4.884cm">
          <draw:text-box>
            <text:p><text:span text:style-name="T2">x</text:span></text:p>
          </draw:text-box>
        </draw:frame>
        <draw:line draw:style-name="gr3" draw:text-style-name="P8" draw:layer="layout" svg:x1="14.475cm" svg:y1="4.457cm" svg:x2="15.372cm" svg:y2="4.457cm">
          <text:p/>
        </draw:line>
        <draw:frame draw:style-name="gr4" draw:text-style-name="P4" draw:layer="layout" svg:width="3.139cm" svg:height="0.954cm" svg:x="2.138cm" svg:y="4.117cm">
          <draw:text-box>
            <text:p><text:span text:style-name="T2">Encoding:</text:span></text:p>
          </draw:text-box>
        </draw:frame>
        <draw:frame draw:style-name="gr7" draw:text-style-name="P10" draw:layer="layout" svg:width="4.638cm" svg:height="0.569cm" svg:x="1.843cm" svg:y="4.749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7" draw:text-style-name="P10" draw:layer="layout" svg:width="4.666cm" svg:height="0.569cm" svg:x="1.825cm" svg:y="5.289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2" draw:text-style-name="P4" draw:layer="layout" svg:width="1.315cm" svg:height="0.954cm" svg:x="1.779cm" svg:y="5.584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6.351cm" svg:y="5.7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263cm" svg:height="0.569cm" svg:x="6.43cm" svg:y="4.241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7" draw:text-style-name="P10" draw:layer="layout" svg:width="1.309cm" svg:height="0.569cm" svg:x="6.396cm" svg:y="6.527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7" draw:text-style-name="P10" draw:layer="layout" svg:width="4.727cm" svg:height="0.569cm" svg:x="1.825cm" svg:y="6.49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custom-shape draw:style-name="gr48" draw:text-style-name="P14" draw:layer="layout" svg:width="2.667cm" svg:height="0.889cm" svg:x="8.274cm" svg:y="2.71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667cm" svg:height="0.889cm" svg:x="8.274cm" svg:y="3.81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2.667cm" svg:height="0.889cm" svg:x="8.301cm" svg:y="5.384cm">
          <text:p/>
          <draw:enhanced-geometry svg:viewBox="0 0 21600 21600" draw:type="rectangle" draw:enhanced-path="M 0 0 L 21600 0 21600 21600 0 21600 0 0 Z N"/>
        </draw:custom-shape>
        <draw:line draw:style-name="gr3" draw:text-style-name="P16" draw:layer="layout" svg:x1="7.666cm" svg:y1="3.225cm" svg:x2="8.301cm" svg:y2="3.225cm">
          <text:p/>
        </draw:line>
        <draw:line draw:style-name="gr3" draw:text-style-name="P8" draw:layer="layout" svg:x1="7.666cm" svg:y1="5.825cm" svg:x2="8.301cm" svg:y2="5.825cm">
          <text:p/>
        </draw:line>
        <draw:line draw:style-name="gr3" draw:text-style-name="P16" draw:layer="layout" svg:x1="7.666cm" svg:y1="4.125cm" svg:x2="8.301cm" svg:y2="4.125cm">
          <text:p/>
        </draw:line>
        <draw:line draw:style-name="gr9" draw:text-style-name="P8" draw:layer="layout" svg:x1="6.523cm" svg:y1="5.003cm" svg:x2="7.666cm" svg:y2="5.003cm">
          <text:p/>
        </draw:line>
        <draw:line draw:style-name="gr9" draw:text-style-name="P8" draw:layer="layout" svg:x1="7.666cm" svg:y1="3.225cm" svg:x2="7.666cm" svg:y2="5.892cm">
          <text:p/>
        </draw:line>
        <draw:line draw:style-name="gr3" draw:text-style-name="P8" draw:layer="layout" svg:x1="10.968cm" svg:y1="3.225cm" svg:x2="12.111cm" svg:y2="3.225cm">
          <text:p/>
        </draw:line>
        <draw:line draw:style-name="gr3" draw:text-style-name="P8" draw:layer="layout" svg:x1="10.968cm" svg:y1="4.225cm" svg:x2="12.111cm" svg:y2="4.241cm">
          <text:p/>
        </draw:line>
        <draw:frame draw:style-name="gr7" draw:text-style-name="P10" draw:layer="layout" svg:width="0.746cm" svg:height="0.569cm" svg:x="10.868cm" svg:y="2.617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7" draw:text-style-name="P10" draw:layer="layout" svg:width="0.743cm" svg:height="0.569cm" svg:x="10.868cm" svg:y="3.618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7" draw:text-style-name="P10" draw:layer="layout" svg:width="1.01cm" svg:height="0.569cm" svg:x="10.857cm" svg:y="5.296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2" draw:text-style-name="P4" draw:layer="layout" svg:width="1.315cm" svg:height="0.954cm" svg:x="8.252cm" svg:y="4.476cm">
          <draw:text-box>
            <text:p><text:span text:style-name="T2">…</text:span><text:span text:style-name="T2">.</text:span></text:p>
          </draw:text-box>
        </draw:frame>
        <draw:line draw:style-name="gr3" draw:text-style-name="P3" draw:layer="layout" svg:x1="10.968cm" svg:y1="5.892cm" svg:x2="12.238cm" svg:y2="5.892cm">
          <text:p/>
        </draw:line>
        <draw:custom-shape draw:style-name="gr49" draw:text-style-name="P22" draw:layer="layout" svg:width="2.278cm" svg:height="3.429cm" svg:x="12.184cm" svg:y="2.717cm">
          <text:p text:style-name="P12"><text:span text:style-name="T21">Select K</text:span></text:p>
          <text:p text:style-name="P12"><text:span text:style-name="T21">个集合</text:span></text:p>
          <text:p text:style-name="P12"><text:span text:style-name="T21">的并集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522cm" svg:height="0.529cm" svg:x="14.486cm" svg:y="3.82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line draw:style-name="gr3" draw:text-style-name="P8" draw:layer="layout" svg:x1="10.006cm" svg:y1="7.035cm" svg:x2="15.351cm" svg:y2="7.034cm">
          <text:p/>
        </draw:line>
        <draw:frame draw:style-name="gr12" draw:text-style-name="P4" draw:layer="layout" svg:width="1.315cm" svg:height="0.954cm" svg:x="8.575cm" svg:y="6.562cm">
          <draw:text-box>
            <text:p><text:span text:style-name="T2">…</text:span><text:span text:style-name="T2">.</text:span></text:p>
          </draw:text-box>
        </draw:frame>
        <draw:line draw:style-name="gr9" draw:text-style-name="P3" draw:layer="layout" svg:x1="6.485cm" svg:y1="7.097cm" svg:x2="8.263cm" svg:y2="7.097cm">
          <text:p/>
        </draw:line>
        <draw:frame draw:style-name="gr7" draw:text-style-name="P10" draw:layer="layout" svg:width="0.554cm" svg:height="0.529cm" svg:x="14.486cm" svg:y="6.321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33" draw:text-style-name="P18" draw:layer="layout" svg:width="1.134cm" svg:height="5.588cm" svg:x="15.384cm" svg:y="2.844cm">
          <text:p text:style-name="P5"><text:span text:style-name="T15">Vot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6.618cm" svg:y1="6.038cm" svg:x2="18.015cm" svg:y2="6.027cm">
          <text:p/>
        </draw:line>
        <draw:frame draw:style-name="gr7" draw:text-style-name="P10" draw:layer="layout" svg:width="0.397cm" svg:height="0.468cm" svg:x="17.048cm" svg:y="5.551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7" draw:text-style-name="P10" draw:layer="layout" svg:width="1.263cm" svg:height="0.569cm" svg:x="16.618cm" svg:y="3.799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2" draw:text-style-name="P4" draw:layer="layout" svg:width="1.315cm" svg:height="0.954cm" svg:x="16.552cm" svg:y="4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309cm" svg:height="0.569cm" svg:x="16.706cm" svg:y="4.876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custom-shape draw:style-name="gr50" draw:text-style-name="P23" draw:layer="layout" svg:width="2.032cm" svg:height="5.002cm" svg:x="18.018cm" svg:y="2.843cm">
          <text:p text:style-name="P5"><text:span text:style-name="T21">Estimat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cm" svg:y1="5.811cm" svg:x2="1.824cm" svg:y2="5.8cm">
          <text:p/>
        </draw:line>
        <draw:line draw:style-name="gr3" draw:text-style-name="P8" draw:layer="layout" svg:x1="20.05cm" svg:y1="6.018cm" svg:x2="20.639cm" svg:y2="6.027cm">
          <text:p/>
        </draw:line>
        <draw:frame draw:style-name="gr7" draw:text-style-name="P10" draw:layer="layout" svg:width="0.427cm" svg:height="0.469cm" svg:x="20.004cm" svg:y="5.038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35" draw:text-style-name="P7" draw:layer="layout" svg:width="3.683cm" svg:height="1.016cm" svg:x="2.343cm" svg:y="7.524cm">
          <text:p text:style-name="P5"><text:span text:style-name="T2">Encoding: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086cm" svg:height="0.529cm" svg:x="2.397cm" svg:y="7.978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custom-shape draw:style-name="gr51" draw:text-style-name="P24" draw:layer="layout" svg:width="6.188cm" svg:height="0.889cm" svg:x="8.274cm" svg:y="7.517cm">
          <text:p text:style-name="P12"><text:span text:style-name="T21">Select K</text:span><text:span text:style-name="T21">个集合的并集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34cm" svg:y1="8.051cm" svg:x2="8.239cm" svg:y2="8.051cm">
          <text:p/>
        </draw:line>
        <draw:line draw:style-name="gr3" draw:text-style-name="P3" draw:layer="layout" svg:x1="14.462cm" svg:y1="7.923cm" svg:x2="15.351cm" svg:y2="7.923cm">
          <text:p/>
        </draw:line>
        <draw:line draw:style-name="gr3" draw:text-style-name="P8" draw:layer="layout" svg:x1="1.016cm" svg:y1="7.994cm" svg:x2="2.348cm" svg:y2="7.983cm">
          <text:p/>
        </draw:line>
        <draw:frame draw:style-name="gr2" draw:text-style-name="P4" draw:layer="layout" svg:width="0.82cm" svg:height="0.954cm" svg:x="1.088cm" svg:y="7.084cm">
          <draw:text-box>
            <text:p><text:span text:style-name="T2">x</text:span></text:p>
          </draw:text-box>
        </draw:frame>
        <draw:frame draw:style-name="gr7" draw:text-style-name="P10" draw:layer="layout" svg:width="0.554cm" svg:height="0.468cm" svg:x="14.549cm" svg:y="7.351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7" draw:text-style-name="P10" draw:layer="layout" svg:width="0.943cm" svg:height="0.529cm" svg:x="6.68cm" svg:y="7.35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7" draw:text-style-name="P10" draw:layer="layout" svg:width="1.809cm" svg:height="0.569cm" svg:x="8.493cm" svg:y="2.843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7" draw:text-style-name="P10" draw:layer="layout" svg:width="1.809cm" svg:height="0.569cm" svg:x="8.494cm" svg:y="3.944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7" draw:text-style-name="P10" draw:layer="layout" svg:width="2.43cm" svg:height="0.569cm" svg:x="8.495cm" svg:y="5.545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2" draw:text-style-name="P13" draw:layer="layout" svg:width="4.826cm" svg:height="7.558cm" svg:x="1.762cm" svg:y="1.381cm">
          <text:p text:style-name="P12"><text:span text:style-name="T11">Stage 1:</text:span></text:p>
          <text:p text:style-name="P12"><text:span text:style-name="T11">Ecncoding</text:span></text:p>
          <text:p text:style-name="P12"><text:span text:style-name="T1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9.017cm" svg:height="7.558cm" svg:x="7.604cm" svg:y="1.381cm">
          <text:p text:style-name="P12"><text:span text:style-name="T11">Stage 2-step 1:</text:span></text:p>
          <text:p text:style-name="P12"><text:span text:style-name="T22">locate the position</text:span></text:p>
          <text:p text:style-name="P12"><text:span text:style-name="T1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2.413cm" svg:height="7.558cm" svg:x="17.764cm" svg:y="1.316cm">
          <text:p text:style-name="P12"><text:span text:style-name="T11">Stage 2-</text:span></text:p>
          <text:p text:style-name="P12"><text:span text:style-name="T11">step 2:</text:span></text:p>
          <text:p text:style-name="P12"><text:span text:style-name="T22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55" draw:text-style-name="P25" draw:layer="layout" svg:width="3.88cm" svg:height="0.955cm" svg:x="6.307cm" svg:y="5.318cm">
          <draw:text-box>
            <text:p><text:span text:style-name="T23">K</text:span><text:span text:style-name="T24"> incerease</text:span></text:p>
          </draw:text-box>
        </draw:frame>
        <draw:line draw:style-name="gr9" draw:text-style-name="P26" draw:layer="layout" svg:x1="1.124cm" svg:y1="9.509cm" svg:x2="12.554cm" svg:y2="9.509cm">
          <text:p/>
        </draw:line>
        <draw:line draw:style-name="gr56" draw:text-style-name="P26" draw:layer="layout" svg:x1="6.204cm" svg:y1="5.445cm" svg:x2="6.204cm" svg:y2="13.573cm">
          <text:p/>
        </draw:line>
        <draw:frame draw:style-name="gr57" draw:text-style-name="P27" draw:layer="layout" svg:width="1.319cm" svg:height="0.641cm" svg:x="6.29cm" svg:y="12.22cm">
          <draw:text-box>
            <text:p><text:span text:style-name="T23">N</text:span><text:span text:style-name="T24"> big</text:span></text:p>
          </draw:text-box>
        </draw:frame>
        <draw:frame draw:style-name="gr58" draw:text-style-name="P27" draw:layer="layout" svg:width="1.67cm" svg:height="0.641cm" svg:x="3.491cm" svg:y="12.22cm">
          <draw:text-box>
            <text:p><text:span text:style-name="T23">N</text:span><text:span text:style-name="T24"> small</text:span></text:p>
          </draw:text-box>
        </draw:frame>
        <draw:frame draw:style-name="gr59" draw:text-style-name="P27" draw:layer="layout" svg:width="1.594cm" svg:height="0.641cm" svg:x="1.191cm" svg:y="10.52cm">
          <draw:text-box>
            <text:p><text:span text:style-name="T23">k</text:span><text:span text:style-name="T24"> small</text:span></text:p>
          </draw:text-box>
        </draw:frame>
        <draw:frame draw:style-name="gr60" draw:text-style-name="P27" draw:layer="layout" svg:width="1.243cm" svg:height="0.641cm" svg:x="1.392cm" svg:y="7.92cm">
          <draw:text-box>
            <text:p><text:span text:style-name="T23">k</text:span><text:span text:style-name="T24"> big</text:span></text:p>
          </draw:text-box>
        </draw:frame>
        <draw:frame draw:style-name="gr58" draw:text-style-name="P27" draw:layer="layout" svg:width="1.67cm" svg:height="0.641cm" svg:x="3.491cm" svg:y="6.22cm">
          <draw:text-box>
            <text:p><text:span text:style-name="T23">N</text:span><text:span text:style-name="T24"> small</text:span></text:p>
          </draw:text-box>
        </draw:frame>
        <draw:frame draw:style-name="gr57" draw:text-style-name="P27" draw:layer="layout" svg:width="1.319cm" svg:height="0.641cm" svg:x="7.091cm" svg:y="6.22cm">
          <draw:text-box>
            <text:p><text:span text:style-name="T23">N</text:span><text:span text:style-name="T24"> big</text:span></text:p>
          </draw:text-box>
        </draw:frame>
        <draw:frame draw:style-name="gr55" draw:text-style-name="P25" draw:layer="layout" svg:width="3.88cm" svg:height="0.955cm" svg:x="5.107cm" svg:y="13.419cm">
          <draw:text-box>
            <text:p><text:span text:style-name="T24">Runtime</text:span></text:p>
          </draw:text-box>
        </draw:frame>
        <draw:frame draw:style-name="gr61" draw:text-style-name="P27" draw:layer="layout" svg:width="2.377cm" svg:height="0.641cm" svg:x="18.291cm" svg:y="8.62cm">
          <draw:text-box>
            <text:p><text:span text:style-name="T23">N</text:span><text:span text:style-name="T24"> incerease</text:span></text:p>
          </draw:text-box>
        </draw:frame>
        <draw:frame draw:style-name="gr55" draw:text-style-name="P25" draw:layer="layout" svg:width="3.88cm" svg:height="0.955cm" svg:x="15.008cm" svg:y="5.318cm">
          <draw:text-box>
            <text:p><text:span text:style-name="T23">K</text:span><text:span text:style-name="T24"> incerease</text:span></text:p>
          </draw:text-box>
        </draw:frame>
        <draw:line draw:style-name="gr56" draw:text-style-name="P26" draw:layer="layout" svg:x1="14.805cm" svg:y1="5.445cm" svg:x2="14.805cm" svg:y2="13.573cm">
          <text:p/>
        </draw:line>
        <draw:frame draw:style-name="gr57" draw:text-style-name="P27" draw:layer="layout" svg:width="1.319cm" svg:height="0.641cm" svg:x="14.891cm" svg:y="12.22cm">
          <draw:text-box>
            <text:p><text:span text:style-name="T23">N</text:span><text:span text:style-name="T24"> big</text:span></text:p>
          </draw:text-box>
        </draw:frame>
        <draw:frame draw:style-name="gr58" draw:text-style-name="P27" draw:layer="layout" svg:width="1.67cm" svg:height="0.641cm" svg:x="12.092cm" svg:y="12.22cm">
          <draw:text-box>
            <text:p><text:span text:style-name="T23">N</text:span><text:span text:style-name="T24"> small</text:span></text:p>
          </draw:text-box>
        </draw:frame>
        <draw:frame draw:style-name="gr59" draw:text-style-name="P27" draw:layer="layout" svg:width="1.594cm" svg:height="0.641cm" svg:x="9.892cm" svg:y="10.52cm">
          <draw:text-box>
            <text:p><text:span text:style-name="T23">k</text:span><text:span text:style-name="T24"> small</text:span></text:p>
          </draw:text-box>
        </draw:frame>
        <draw:frame draw:style-name="gr60" draw:text-style-name="P27" draw:layer="layout" svg:width="1.243cm" svg:height="0.641cm" svg:x="9.993cm" svg:y="7.92cm">
          <draw:text-box>
            <text:p><text:span text:style-name="T23">k</text:span><text:span text:style-name="T24"> big</text:span></text:p>
          </draw:text-box>
        </draw:frame>
        <draw:frame draw:style-name="gr58" draw:text-style-name="P27" draw:layer="layout" svg:width="1.67cm" svg:height="0.641cm" svg:x="12.092cm" svg:y="6.32cm">
          <draw:text-box>
            <text:p><text:span text:style-name="T23">N</text:span><text:span text:style-name="T24"> small</text:span></text:p>
          </draw:text-box>
        </draw:frame>
        <draw:frame draw:style-name="gr57" draw:text-style-name="P27" draw:layer="layout" svg:width="1.319cm" svg:height="0.641cm" svg:x="15.592cm" svg:y="6.32cm">
          <draw:text-box>
            <text:p><text:span text:style-name="T23">N</text:span><text:span text:style-name="T24"> big</text:span></text:p>
          </draw:text-box>
        </draw:frame>
        <draw:frame draw:style-name="gr60" draw:text-style-name="P27" draw:layer="layout" svg:width="1.243cm" svg:height="0.641cm" svg:x="18.293cm" svg:y="7.92cm">
          <draw:text-box>
            <text:p><text:span text:style-name="T23">k</text:span><text:span text:style-name="T24"> big</text:span></text:p>
          </draw:text-box>
        </draw:frame>
        <draw:frame draw:style-name="gr59" draw:text-style-name="P27" draw:layer="layout" svg:width="1.594cm" svg:height="0.641cm" svg:x="18.293cm" svg:y="10.52cm">
          <draw:text-box>
            <text:p><text:span text:style-name="T23">k</text:span><text:span text:style-name="T24"> small</text:span></text:p>
          </draw:text-box>
        </draw:frame>
        <draw:frame draw:style-name="gr55" draw:text-style-name="P25" draw:layer="layout" svg:width="3.88cm" svg:height="0.955cm" svg:x="13.708cm" svg:y="13.519cm">
          <draw:text-box>
            <text:p><text:span text:style-name="T24">Sampling</text:span></text:p>
          </draw:text-box>
        </draw:frame>
        <draw:frame draw:style-name="gr55" draw:text-style-name="P25" draw:layer="layout" svg:width="3.88cm" svg:height="0.955cm" svg:x="6.407cm" svg:y="14.718cm">
          <draw:text-box>
            <text:p><text:span text:style-name="T23">K</text:span><text:span text:style-name="T24"> incerease</text:span></text:p>
          </draw:text-box>
        </draw:frame>
        <draw:line draw:style-name="gr9" draw:text-style-name="P26" draw:layer="layout" svg:x1="1.124cm" svg:y1="18.909cm" svg:x2="12.554cm" svg:y2="18.909cm">
          <text:p/>
        </draw:line>
        <draw:line draw:style-name="gr56" draw:text-style-name="P26" draw:layer="layout" svg:x1="6.204cm" svg:y1="14.845cm" svg:x2="6.204cm" svg:y2="22.973cm">
          <text:p/>
        </draw:line>
        <draw:frame draw:style-name="gr57" draw:text-style-name="P27" draw:layer="layout" svg:width="1.319cm" svg:height="0.641cm" svg:x="6.29cm" svg:y="21.62cm">
          <draw:text-box>
            <text:p><text:span text:style-name="T23">N</text:span><text:span text:style-name="T24"> big</text:span></text:p>
          </draw:text-box>
        </draw:frame>
        <draw:frame draw:style-name="gr58" draw:text-style-name="P27" draw:layer="layout" svg:width="1.67cm" svg:height="0.641cm" svg:x="3.491cm" svg:y="21.62cm">
          <draw:text-box>
            <text:p><text:span text:style-name="T23">N</text:span><text:span text:style-name="T24"> small</text:span></text:p>
          </draw:text-box>
        </draw:frame>
        <draw:frame draw:style-name="gr59" draw:text-style-name="P27" draw:layer="layout" svg:width="1.594cm" svg:height="0.641cm" svg:x="1.291cm" svg:y="19.82cm">
          <draw:text-box>
            <text:p><text:span text:style-name="T23">k</text:span><text:span text:style-name="T24"> small</text:span></text:p>
          </draw:text-box>
        </draw:frame>
        <draw:frame draw:style-name="gr60" draw:text-style-name="P27" draw:layer="layout" svg:width="1.243cm" svg:height="0.641cm" svg:x="1.392cm" svg:y="17.52cm">
          <draw:text-box>
            <text:p><text:span text:style-name="T23">k</text:span><text:span text:style-name="T24"> big</text:span></text:p>
          </draw:text-box>
        </draw:frame>
        <draw:frame draw:style-name="gr58" draw:text-style-name="P27" draw:layer="layout" svg:width="1.67cm" svg:height="0.641cm" svg:x="3.491cm" svg:y="15.62cm">
          <draw:text-box>
            <text:p><text:span text:style-name="T23">N</text:span><text:span text:style-name="T24"> small</text:span></text:p>
          </draw:text-box>
        </draw:frame>
        <draw:frame draw:style-name="gr57" draw:text-style-name="P27" draw:layer="layout" svg:width="1.319cm" svg:height="0.641cm" svg:x="7.091cm" svg:y="15.52cm">
          <draw:text-box>
            <text:p><text:span text:style-name="T23">N</text:span><text:span text:style-name="T24"> big</text:span></text:p>
          </draw:text-box>
        </draw:frame>
        <draw:frame draw:style-name="gr55" draw:text-style-name="P25" draw:layer="layout" svg:width="3.88cm" svg:height="0.955cm" svg:x="5.307cm" svg:y="23.019cm">
          <draw:text-box>
            <text:p><text:span text:style-name="T24">Runtime</text:span></text:p>
          </draw:text-box>
        </draw:frame>
        <draw:frame draw:style-name="gr61" draw:text-style-name="P27" draw:layer="layout" svg:width="2.377cm" svg:height="0.641cm" svg:x="18.291cm" svg:y="18.02cm">
          <draw:text-box>
            <text:p><text:span text:style-name="T23">N</text:span><text:span text:style-name="T24"> incerease</text:span></text:p>
          </draw:text-box>
        </draw:frame>
        <draw:frame draw:style-name="gr55" draw:text-style-name="P25" draw:layer="layout" svg:width="3.88cm" svg:height="0.955cm" svg:x="14.908cm" svg:y="14.718cm">
          <draw:text-box>
            <text:p><text:span text:style-name="T23">K</text:span><text:span text:style-name="T24"> incerease</text:span></text:p>
          </draw:text-box>
        </draw:frame>
        <draw:line draw:style-name="gr56" draw:text-style-name="P26" draw:layer="layout" svg:x1="14.805cm" svg:y1="14.845cm" svg:x2="14.805cm" svg:y2="22.973cm">
          <text:p/>
        </draw:line>
        <draw:frame draw:style-name="gr57" draw:text-style-name="P27" draw:layer="layout" svg:width="1.319cm" svg:height="0.641cm" svg:x="14.891cm" svg:y="21.62cm">
          <draw:text-box>
            <text:p><text:span text:style-name="T23">N</text:span><text:span text:style-name="T24"> big</text:span></text:p>
          </draw:text-box>
        </draw:frame>
        <draw:frame draw:style-name="gr58" draw:text-style-name="P27" draw:layer="layout" svg:width="1.67cm" svg:height="0.641cm" svg:x="12.092cm" svg:y="21.62cm">
          <draw:text-box>
            <text:p><text:span text:style-name="T23">N</text:span><text:span text:style-name="T24"> small</text:span></text:p>
          </draw:text-box>
        </draw:frame>
        <draw:frame draw:style-name="gr59" draw:text-style-name="P27" draw:layer="layout" svg:width="1.594cm" svg:height="0.641cm" svg:x="9.792cm" svg:y="19.72cm">
          <draw:text-box>
            <text:p><text:span text:style-name="T23">k</text:span><text:span text:style-name="T24"> small</text:span></text:p>
          </draw:text-box>
        </draw:frame>
        <draw:frame draw:style-name="gr60" draw:text-style-name="P27" draw:layer="layout" svg:width="1.243cm" svg:height="0.641cm" svg:x="9.993cm" svg:y="17.32cm">
          <draw:text-box>
            <text:p><text:span text:style-name="T23">k</text:span><text:span text:style-name="T24"> big</text:span></text:p>
          </draw:text-box>
        </draw:frame>
        <draw:frame draw:style-name="gr58" draw:text-style-name="P27" draw:layer="layout" svg:width="1.67cm" svg:height="0.641cm" svg:x="11.892cm" svg:y="15.62cm">
          <draw:text-box>
            <text:p><text:span text:style-name="T23">N</text:span><text:span text:style-name="T24"> small</text:span></text:p>
          </draw:text-box>
        </draw:frame>
        <draw:frame draw:style-name="gr57" draw:text-style-name="P27" draw:layer="layout" svg:width="1.319cm" svg:height="0.641cm" svg:x="15.792cm" svg:y="15.52cm">
          <draw:text-box>
            <text:p><text:span text:style-name="T23">N</text:span><text:span text:style-name="T24"> big</text:span></text:p>
          </draw:text-box>
        </draw:frame>
        <draw:frame draw:style-name="gr60" draw:text-style-name="P27" draw:layer="layout" svg:width="1.243cm" svg:height="0.641cm" svg:x="18.293cm" svg:y="17.32cm">
          <draw:text-box>
            <text:p><text:span text:style-name="T23">k</text:span><text:span text:style-name="T24"> big</text:span></text:p>
          </draw:text-box>
        </draw:frame>
        <draw:frame draw:style-name="gr59" draw:text-style-name="P27" draw:layer="layout" svg:width="1.594cm" svg:height="0.641cm" svg:x="18.293cm" svg:y="19.72cm">
          <draw:text-box>
            <text:p><text:span text:style-name="T23">k</text:span><text:span text:style-name="T24"> small</text:span></text:p>
          </draw:text-box>
        </draw:frame>
        <draw:frame draw:style-name="gr55" draw:text-style-name="P25" draw:layer="layout" svg:width="3.88cm" svg:height="0.955cm" svg:x="13.63cm" svg:y="22.905cm">
          <draw:text-box>
            <text:p><text:span text:style-name="T24">Sampling</text:span></text:p>
          </draw:text-box>
        </draw:frame>
        <draw:custom-shape draw:style-name="gr62" draw:text-style-name="P28" draw:layer="layout" svg:width="3.429cm" svg:height="2.286cm" svg:x="6.204cm" svg:y="9.509cm">
          <text:p text:style-name="P12"><text:span text:style-name="T24">Prior:Platform2,4</text:span></text:p>
          <text:p text:style-name="P12"><text:span text:style-name="T24">Good:Platform3</text:span></text:p>
          <text:p text:style-name="P12"><text:span text:style-name="T24">Bad:Platform1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2.775cm" svg:y="9.523cm">
          <text:p text:style-name="P12"><text:span text:style-name="T24">Prior:Platform2,4</text:span></text:p>
          <text:p text:style-name="P12"><text:span text:style-name="T24">Good:Platform3</text:span></text:p>
          <text:p text:style-name="P12"><text:span text:style-name="T24">Bad:Platform1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6.207cm" svg:y="7.223cm">
          <text:p text:style-name="P12"><text:span text:style-name="T24">Prior:Platform 1</text:span></text:p>
          <text:p text:style-name="P12"><text:span text:style-name="T24">Good:Platform3</text:span></text:p>
          <text:p text:style-name="P12"><text:span text:style-name="T24">Bad:Platform4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2.775cm" svg:y="7.223cm">
          <text:p text:style-name="P12"><text:span text:style-name="T24">Prior:Platform1</text:span></text:p>
          <text:p text:style-name="P12"><text:span text:style-name="T24">Good:Platform3</text:span></text:p>
          <text:p text:style-name="P12"><text:span text:style-name="T24">Bad:Platform4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9.725cm" svg:y1="9.509cm" svg:x2="20.431cm" svg:y2="9.509cm">
          <text:p/>
        </draw:line>
        <draw:custom-shape draw:style-name="gr62" draw:text-style-name="P28" draw:layer="layout" svg:width="3.429cm" svg:height="2.286cm" svg:x="14.743cm" svg:y="9.509cm">
          <text:p text:style-name="P12"><text:span text:style-name="T24">Prior:Platform1,2</text:span></text:p>
          <text:p text:style-name="P12"><text:span text:style-name="T24">Good:Platform4</text:span></text:p>
          <text:p text:style-name="P12"><text:span text:style-name="T24">Bad:Platform3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11.376cm" svg:y="9.523cm">
          <text:p text:style-name="P12"><text:span text:style-name="T24">Prior:Platform1,2</text:span></text:p>
          <text:p text:style-name="P12"><text:span text:style-name="T24">Good:Platform4</text:span></text:p>
          <text:p text:style-name="P12"><text:span text:style-name="T24">Bad:Platform3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14.776cm" svg:y="7.223cm">
          <text:p text:style-name="P12"><text:span text:style-name="T24">Prior:Platform 1</text:span></text:p>
          <text:p text:style-name="P12"><text:span text:style-name="T24">Good:Platform4</text:span></text:p>
          <text:p text:style-name="P12"><text:span text:style-name="T24">Bad:Platform3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11.376cm" svg:y="7.223cm">
          <text:p text:style-name="P12"><text:span text:style-name="T24">Prior:Platform1</text:span></text:p>
          <text:p text:style-name="P12"><text:span text:style-name="T24">Good:Platform4</text:span></text:p>
          <text:p text:style-name="P12"><text:span text:style-name="T24">Bad:Platform3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3.88cm" svg:height="0.955cm" svg:x="1.107cm" svg:y="5.02cm">
          <draw:text-box>
            <text:p><text:span text:style-name="T24">Exactly:</text:span></text:p>
          </draw:text-box>
        </draw:frame>
        <draw:line draw:style-name="gr9" draw:text-style-name="P26" draw:layer="layout" svg:x1="1.124cm" svg:y1="18.909cm" svg:x2="12.554cm" svg:y2="18.909cm">
          <text:p/>
        </draw:line>
        <draw:line draw:style-name="gr56" draw:text-style-name="P26" draw:layer="layout" svg:x1="6.204cm" svg:y1="14.845cm" svg:x2="6.204cm" svg:y2="22.973cm">
          <text:p/>
        </draw:line>
        <draw:custom-shape draw:style-name="gr62" draw:text-style-name="P28" draw:layer="layout" svg:width="3.429cm" svg:height="2.286cm" svg:x="6.207cm" svg:y="18.907cm">
          <text:p text:style-name="P12"><text:span text:style-name="T24">Prior:Platform3</text:span></text:p>
          <text:p text:style-name="P12"><text:span text:style-name="T24">Good:Platform1,4</text:span></text:p>
          <text:p text:style-name="P12"><text:span text:style-name="T24">Bad:Platform2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2.778cm" svg:y="18.915cm">
          <text:p text:style-name="P12"><text:span text:style-name="T24">Prior:Platform3</text:span></text:p>
          <text:p text:style-name="P12"><text:span text:style-name="T24">Good:Platform1,4</text:span></text:p>
          <text:p text:style-name="P12"><text:span text:style-name="T24">Bad:Platform2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6.175cm" svg:y="16.623cm">
          <text:p text:style-name="P12"><text:span text:style-name="T24">Prior:Platform1</text:span></text:p>
          <text:p text:style-name="P12"><text:span text:style-name="T24">Good:Platform3</text:span></text:p>
          <text:p text:style-name="P12"><text:span text:style-name="T24">Bad:Platform4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2.775cm" svg:y="16.623cm">
          <text:p text:style-name="P12"><text:span text:style-name="T24">Prior:Platform1</text:span></text:p>
          <text:p text:style-name="P12"><text:span text:style-name="T24">Good:Platform3</text:span></text:p>
          <text:p text:style-name="P12"><text:span text:style-name="T24">Bad:Platform4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9.725cm" svg:y1="18.909cm" svg:x2="20.59cm" svg:y2="18.907cm">
          <text:p/>
        </draw:line>
        <draw:custom-shape draw:style-name="gr62" draw:text-style-name="P28" draw:layer="layout" svg:width="3.429cm" svg:height="2.286cm" svg:x="14.805cm" svg:y="18.909cm">
          <text:p text:style-name="P12"><text:span text:style-name="T24">Prior:Platform2</text:span></text:p>
          <text:p text:style-name="P12"><text:span text:style-name="T24">Good:Platform3,4</text:span></text:p>
          <text:p text:style-name="P12"><text:span text:style-name="T24">Bad:Platform1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11.376cm" svg:y="18.923cm">
          <text:p text:style-name="P12"><text:span text:style-name="T24">Prior:Platform 1,2</text:span></text:p>
          <text:p text:style-name="P12"><text:span text:style-name="T24">Good:Platform4</text:span></text:p>
          <text:p text:style-name="P12"><text:span text:style-name="T24">Bad:Platform3</text:span></text:p>
          <text:p text:style-name="P12"><text:span text:style-name="T24">Unused: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14.829cm" svg:y="16.632cm">
          <text:p text:style-name="P12"><text:span text:style-name="T24">Prior:Platform4</text:span></text:p>
          <text:p text:style-name="P12"><text:span text:style-name="T24">Good:Platform3</text:span></text:p>
          <text:p text:style-name="P12"><text:span text:style-name="T24">Bad:Platform1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3.429cm" svg:height="2.286cm" svg:x="11.363cm" svg:y="16.673cm">
          <text:p text:style-name="P12"><text:span text:style-name="T24">Prior:Platform 1</text:span></text:p>
          <text:p text:style-name="P12"><text:span text:style-name="T24">Good:Platform4</text:span></text:p>
          <text:p text:style-name="P12"><text:span text:style-name="T24">Bad:Platform3</text:span></text:p>
          <text:p text:style-name="P12"><text:span text:style-name="T24">Unused:Platform2</text:span></text:p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3.88cm" svg:height="0.955cm" svg:x="1.057cm" svg:y="14.527cm">
          <draw:text-box>
            <text:p><text:span text:style-name="T24">Generally:</text:span></text:p>
          </draw:text-box>
        </draw:frame>
      </draw:page>
      <draw:page draw:name="page6" draw:style-name="dp1" draw:master-page-name="Default">
        <draw:custom-shape draw:style-name="gr64" draw:text-style-name="P29" draw:layer="layout" svg:width="4.545cm" svg:height="3.554cm" svg:x="1.789cm" svg:y="3.542cm">
          <text:p text:style-name="P12"><text:span text:style-name="T2">bucketization</text:span></text:p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0.832cm" svg:height="1.892cm" svg:x="0.927cm" svg:y="3.285cm">
          <draw:text-box>
            <text:p><text:span text:style-name="T17">x</text:span></text:p>
            <text:p><text:span text:style-name="T17">σ</text:span></text:p>
            <text:p><text:span text:style-name="T17">τ</text:span></text:p>
          </draw:text-box>
        </draw:frame>
        <draw:line draw:style-name="gr3" draw:text-style-name="P8" draw:layer="layout" svg:x1="14.575cm" svg:y1="4.458cm" svg:x2="15.472cm" svg:y2="4.458cm">
          <text:p/>
        </draw:line>
        <draw:frame draw:style-name="gr7" draw:text-style-name="P10" draw:layer="layout" svg:width="4.509cm" svg:height="0.569cm" svg:x="1.762cm" svg:y="4.175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7" draw:text-style-name="P10" draw:layer="layout" svg:width="4.537cm" svg:height="0.569cm" svg:x="1.725cm" svg:y="4.89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2" draw:text-style-name="P4" draw:layer="layout" svg:width="1.315cm" svg:height="0.954cm" svg:x="1.779cm" svg:y="5.385cm">
          <draw:text-box>
            <text:p><text:span text:style-name="T2">…</text:span><text:span text:style-name="T2">.</text:span></text:p>
          </draw:text-box>
        </draw:frame>
        <draw:frame draw:style-name="gr12" draw:text-style-name="P4" draw:layer="layout" svg:width="1.315cm" svg:height="0.954cm" svg:x="6.351cm" svg:y="5.30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313cm" svg:height="0.569cm" svg:x="6.336cm" svg:y="4.368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7" draw:text-style-name="P10" draw:layer="layout" svg:width="1.384cm" svg:height="0.569cm" svg:x="6.361cm" svg:y="6.146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7" draw:text-style-name="P10" draw:layer="layout" svg:width="4.653cm" svg:height="0.569cm" svg:x="1.725cm" svg:y="6.291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48" draw:text-style-name="P14" draw:layer="layout" svg:width="2.667cm" svg:height="0.889cm" svg:x="8.374cm" svg:y="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2.667cm" svg:height="0.889cm" svg:x="8.374cm" svg:y="3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2.667cm" svg:height="0.889cm" svg:x="8.401cm" svg:y="5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6" draw:layer="layout" svg:x1="7.806cm" svg:y1="3.226cm" svg:x2="8.365cm" svg:y2="3.226cm">
          <text:p/>
        </draw:line>
        <draw:line draw:style-name="gr3" draw:text-style-name="P8" draw:layer="layout" svg:x1="7.806cm" svg:y1="5.826cm" svg:x2="8.416cm" svg:y2="5.826cm">
          <text:p/>
        </draw:line>
        <draw:line draw:style-name="gr3" draw:text-style-name="P16" draw:layer="layout" svg:x1="7.806cm" svg:y1="4.126cm" svg:x2="8.365cm" svg:y2="4.126cm">
          <text:p/>
        </draw:line>
        <draw:line draw:style-name="gr9" draw:text-style-name="P8" draw:layer="layout" svg:x1="6.334cm" svg:y1="4.962cm" svg:x2="7.807cm" svg:y2="4.962cm">
          <text:p/>
        </draw:line>
        <draw:line draw:style-name="gr9" draw:text-style-name="P8" draw:layer="layout" svg:x1="7.806cm" svg:y1="3.226cm" svg:x2="7.806cm" svg:y2="5.817cm">
          <text:p/>
        </draw:line>
        <draw:line draw:style-name="gr3" draw:text-style-name="P8" draw:layer="layout" svg:x1="11.068cm" svg:y1="3.226cm" svg:x2="12.211cm" svg:y2="3.226cm">
          <text:p/>
        </draw:line>
        <draw:line draw:style-name="gr3" draw:text-style-name="P8" draw:layer="layout" svg:x1="11.068cm" svg:y1="4.226cm" svg:x2="12.211cm" svg:y2="4.242cm">
          <text:p/>
        </draw:line>
        <draw:frame draw:style-name="gr7" draw:text-style-name="P10" draw:layer="layout" svg:width="0.75cm" svg:height="0.529cm" svg:x="10.968cm" svg:y="2.618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7" draw:text-style-name="P10" draw:layer="layout" svg:width="0.746cm" svg:height="0.529cm" svg:x="10.968cm" svg:y="3.619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7" draw:text-style-name="P10" draw:layer="layout" svg:width="1.187cm" svg:height="0.529cm" svg:x="10.957cm" svg:y="5.297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12" draw:text-style-name="P4" draw:layer="layout" svg:width="1.315cm" svg:height="0.954cm" svg:x="8.352cm" svg:y="4.477cm">
          <draw:text-box>
            <text:p><text:span text:style-name="T2">…</text:span><text:span text:style-name="T2">.</text:span></text:p>
          </draw:text-box>
        </draw:frame>
        <draw:line draw:style-name="gr3" draw:text-style-name="P3" draw:layer="layout" svg:x1="11.068cm" svg:y1="5.893cm" svg:x2="12.338cm" svg:y2="5.893cm">
          <text:p/>
        </draw:line>
        <draw:custom-shape draw:style-name="gr49" draw:text-style-name="P22" draw:layer="layout" svg:width="2.278cm" svg:height="3.429cm" svg:x="12.184cm" svg:y="2.718cm">
          <text:p text:style-name="P12"><text:span text:style-name="T21">Union of </text:span></text:p>
          <text:p text:style-name="P12"><text:span text:style-name="T21">2</text:span><text:span text:style-name="T17">K </text:span><text:span text:style-name="T21">sets </text:span></text:p>
          <text:p text:style-name="P12"><text:span text:style-name="T21">from </text:span><text:span text:style-name="T17">B</text:span></text:p>
          <text:p text:style-name="P12"><text:span text:style-name="T21">sets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522cm" svg:height="0.529cm" svg:x="14.586cm" svg:y="3.82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line draw:style-name="gr3" draw:text-style-name="P8" draw:layer="layout" svg:x1="9.99cm" svg:y1="6.736cm" svg:x2="15.476cm" svg:y2="6.735cm">
          <text:p/>
        </draw:line>
        <draw:frame draw:style-name="gr12" draw:text-style-name="P4" draw:layer="layout" svg:width="1.315cm" svg:height="0.954cm" svg:x="8.675cm" svg:y="6.263cm">
          <draw:text-box>
            <text:p><text:span text:style-name="T2">…</text:span><text:span text:style-name="T2">.</text:span></text:p>
          </draw:text-box>
        </draw:frame>
        <draw:line draw:style-name="gr9" draw:text-style-name="P3" draw:layer="layout" svg:x1="6.334cm" svg:y1="6.798cm" svg:x2="8.518cm" svg:y2="6.798cm">
          <text:p/>
        </draw:line>
        <draw:frame draw:style-name="gr7" draw:text-style-name="P10" draw:layer="layout" svg:width="0.574cm" svg:height="0.529cm" svg:x="14.586cm" svg:y="6.022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33" draw:text-style-name="P18" draw:layer="layout" svg:width="1.134cm" svg:height="5.588cm" svg:x="15.484cm" svg:y="2.845cm">
          <text:p text:style-name="P5"><text:span text:style-name="T15">Vot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6.645cm" svg:y1="6.039cm" svg:x2="18.118cm" svg:y2="6.028cm">
          <text:p/>
        </draw:line>
        <draw:frame draw:style-name="gr7" draw:text-style-name="P10" draw:layer="layout" svg:width="0.397cm" svg:height="0.468cm" svg:x="17.148cm" svg:y="5.552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7" draw:text-style-name="P10" draw:layer="layout" svg:width="1.313cm" svg:height="0.569cm" svg:x="16.718cm" svg:y="3.7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12" draw:text-style-name="P4" draw:layer="layout" svg:width="1.315cm" svg:height="0.954cm" svg:x="16.652cm" svg:y="3.901cm">
          <draw:text-box>
            <text:p><text:span text:style-name="T2">…</text:span><text:span text:style-name="T2">.</text:span></text:p>
          </draw:text-box>
        </draw:frame>
        <draw:frame draw:style-name="gr7" draw:text-style-name="P10" draw:layer="layout" svg:width="1.384cm" svg:height="0.569cm" svg:x="16.706cm" svg:y="4.777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custom-shape draw:style-name="gr66" draw:text-style-name="P23" draw:layer="layout" svg:width="2.032cm" svg:height="3.817cm" svg:x="18.118cm" svg:y="4.129cm">
          <text:p text:style-name="P5"><text:span text:style-name="T21">Estimat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.065cm" svg:y1="5.075cm" svg:x2="1.889cm" svg:y2="5.064cm">
          <text:p/>
        </draw:line>
        <draw:line draw:style-name="gr3" draw:text-style-name="P8" draw:layer="layout" svg:x1="20.15cm" svg:y1="6.019cm" svg:x2="20.739cm" svg:y2="6.028cm">
          <text:p/>
        </draw:line>
        <draw:frame draw:style-name="gr7" draw:text-style-name="P10" draw:layer="layout" svg:width="0.427cm" svg:height="0.469cm" svg:x="20.104cm" svg:y="5.239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custom-shape draw:style-name="gr67" draw:text-style-name="P29" draw:layer="layout" svg:width="3.683cm" svg:height="1.318cm" svg:x="2.343cm" svg:y="7.323cm">
          <text:p text:style-name="P12"><text:span text:style-name="T25">bucketization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2cm" svg:height="0.529cm" svg:x="2.397cm" svg:y="7.979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68" draw:text-style-name="P24" draw:layer="layout" svg:width="6.731cm" svg:height="0.889cm" svg:x="8.212cm" svg:y="7.518cm">
          <text:p text:style-name="P12"><text:span text:style-name="T21">Union of 2</text:span><text:span text:style-name="T17">K</text:span><text:span text:style-name="T21"> sets from </text:span><text:span text:style-name="T17">M</text:span><text:span text:style-name="T21"> set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34cm" svg:y1="8.052cm" svg:x2="8.218cm" svg:y2="8.052cm">
          <text:p/>
        </draw:line>
        <draw:line draw:style-name="gr3" draw:text-style-name="P3" draw:layer="layout" svg:x1="14.968cm" svg:y1="7.924cm" svg:x2="15.527cm" svg:y2="7.924cm">
          <text:p/>
        </draw:line>
        <draw:line draw:style-name="gr3" draw:text-style-name="P8" draw:layer="layout" svg:x1="1.016cm" svg:y1="7.995cm" svg:x2="2.348cm" svg:y2="7.984cm">
          <text:p/>
        </draw:line>
        <draw:frame draw:style-name="gr2" draw:text-style-name="P30" draw:layer="layout" svg:width="0.82cm" svg:height="0.954cm" svg:x="0.988cm" svg:y="7.285cm">
          <draw:text-box>
            <text:p><text:span text:style-name="T17">x</text:span></text:p>
          </draw:text-box>
        </draw:frame>
        <draw:frame draw:style-name="gr7" draw:text-style-name="P10" draw:layer="layout" svg:width="0.554cm" svg:height="0.468cm" svg:x="14.943cm" svg:y="7.3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7" draw:text-style-name="P10" draw:layer="layout" svg:width="0.985cm" svg:height="0.529cm" svg:x="6.48cm" svg:y="7.451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7" draw:text-style-name="P10" draw:layer="layout" svg:width="1.858cm" svg:height="0.569cm" svg:x="8.593cm" svg:y="2.844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7" draw:text-style-name="P10" draw:layer="layout" svg:width="1.84cm" svg:height="0.569cm" svg:x="8.594cm" svg:y="3.945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7" draw:text-style-name="P10" draw:layer="layout" svg:width="2.474cm" svg:height="0.569cm" svg:x="8.595cm" svg:y="5.546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custom-shape draw:style-name="gr69" draw:text-style-name="P31" draw:layer="layout" svg:width="4.826cm" svg:height="6.797cm" svg:x="1.635cm" svg:y="2.143cm">
          <text:p text:style-name="P12"><text:span text:style-name="T11">Stage 1:</text:span></text:p>
          <text:p text:style-name="P12"><text:span text:style-name="T22">bucketization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draw:layer="layout" svg:width="9.017cm" svg:height="7.558cm" svg:x="7.704cm" svg:y="1.382cm">
          <text:p text:style-name="P12"><text:span text:style-name="T11">Stage 2-step 1:</text:span></text:p>
          <text:p text:style-name="P12"><text:span text:style-name="T22">locate lo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1" draw:layer="layout" svg:width="2.54cm" svg:height="7.558cm" svg:x="17.991cm" svg:y="1.317cm">
          <text:p text:style-name="P12"><text:span text:style-name="T11">Stage 2-</text:span></text:p>
          <text:p text:style-name="P12"><text:span text:style-name="T11">Step 2:</text:span></text:p>
          <text:p text:style-name="P12"><text:span text:style-name="T11">Estimation</text:span></text:p>
          <text:p text:style-name="P12"><text:span text:style-name="T11">Loops</text:span></text:p>
          <text:p text:style-name="P12"><text:span text:style-name="T22"/></text:p>
          <text:p text:style-name="P12"><text:span text:style-name="T13"/></text:p>
          <text:p text:style-name="P12"><text:span text:style-name="T13"/></text:p>
          <text:p text:style-name="P12"><text:span text:style-name="T13"/></text:p>
          <text:p text:style-name="P12"><text:span text:style-name="T13"/></text:p>
          <text:p text:style-name="P12"><text:span text:style-name="T13"/></text:p>
          <text:p text:style-name="P12"><text:span text:style-name="T13"/></text:p>
          <text:p text:style-name="P12"><text:span text:style-name="T13"/></text:p>
          <text:p text:style-name="P12"><text:span text:style-name="T13"/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315cm" svg:height="0.954cm" svg:x="14.376cm" svg:y="4.663cm">
          <draw:text-box>
            <text:p><text:span text:style-name="T2">…</text:span><text:span text:style-name="T2">.</text:span></text:p>
          </draw:text-box>
        </draw:frame>
      </draw:page>
      <draw:page draw:name="page7" draw:style-name="dp1" draw:master-page-name="Default">
        <draw:custom-shape draw:style-name="gr72" draw:text-style-name="P32" draw:layer="layout" svg:width="4.826cm" svg:height="1.905cm" svg:x="3.097cm" svg:y="3.541cm">
          <text:p text:style-name="P12"><text:span text:style-name="T13">Step1:</text:span></text:p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0.82cm" svg:height="1.661cm" svg:x="2.031cm" svg:y="2.905cm">
          <draw:text-box>
            <text:p><text:span text:style-name="T26">x</text:span></text:p>
            <text:p text:style-name="P33"><text:span text:style-name="T27">τ</text:span></text:p>
            <text:p text:style-name="P33"><text:span text:style-name="T27">σ</text:span></text:p>
          </draw:text-box>
        </draw:frame>
        <draw:line draw:style-name="gr3" draw:text-style-name="P16" draw:layer="layout" svg:x1="1.7cm" svg:y1="4.453cm" svg:x2="3.098cm" svg:y2="4.453cm">
          <text:p/>
        </draw:line>
        <draw:line draw:style-name="gr3" draw:text-style-name="P16" draw:layer="layout" svg:x1="16.426cm" svg:y1="4.556cm" svg:x2="18.331cm" svg:y2="4.556cm">
          <text:p/>
        </draw:line>
        <draw:line draw:style-name="gr3" draw:text-style-name="P16" draw:layer="layout" svg:x1="7.96cm" svg:y1="4.557cm" svg:x2="11.364cm" svg:y2="4.557cm">
          <text:p/>
        </draw:line>
        <draw:custom-shape draw:style-name="gr74" draw:text-style-name="P32" draw:layer="layout" svg:width="3.078cm" svg:height="1.905cm" svg:x="11.325cm" svg:y="3.541cm">
          <text:p text:style-name="P12"><text:span text:style-name="T13">Step4:</text:span></text:p>
          <text:p text:style-name="P12"><text:span text:style-name="T13">Spectrum </text:span></text:p>
          <text:p text:style-name="P12"><text:span text:style-name="T13">reconstruction</text:span></text:p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frame draw:style-name="gr7" draw:text-style-name="P35" draw:layer="layout" svg:width="0.81cm" svg:height="0.524cm" svg:x="14.625cm" svg:y="3.905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line draw:style-name="gr3" draw:text-style-name="P16" draw:layer="layout" svg:x1="14.419cm" svg:y1="4.556cm" svg:x2="16.045cm" svg:y2="4.556cm">
          <text:p/>
        </draw:line>
        <draw:frame draw:style-name="gr7" draw:text-style-name="P35" draw:layer="layout" svg:width="0.653cm" svg:height="0.524cm" svg:x="16.578cm" svg:y="3.87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ustom-shape draw:style-name="gr75" draw:text-style-name="P32" draw:layer="layout" svg:width="3.786cm" svg:height="1.524cm" svg:x="8.069cm" svg:y="6.589cm">
          <text:p text:style-name="P12"><text:span text:style-name="T13">Step2:</text:span></text:p>
          <text:p text:style-name="P12"><text:span text:style-name="T13">obtain</text:span></text:p>
          <draw:enhanced-geometry svg:viewBox="0 0 21600 21600" draw:type="rectangle" draw:enhanced-path="M 0 0 L 21600 0 21600 21600 0 21600 0 0 Z N"/>
        </draw:custom-shape>
        <draw:frame draw:style-name="gr7" draw:text-style-name="P35" draw:layer="layout" svg:width="1.194cm" svg:height="0.525cm" svg:x="9.493cm" svg:y="7.133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1" draw:text-style-name="P14" draw:layer="layout" svg:width="0.381cm" svg:height="0.381cm" svg:x="9.531cm" svg:y="4.37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7" draw:text-style-name="P35" draw:layer="layout" svg:width="1.316cm" svg:height="0.569cm" svg:x="8.388cm" svg:y="2.873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7" draw:text-style-name="P35" draw:layer="layout" svg:width="1.47cm" svg:height="0.612cm" svg:x="9.847cm" svg:y="2.86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3" draw:text-style-name="P16" draw:layer="layout" svg:x1="9.776cm" svg:y1="6.54cm" svg:x2="9.776cm" svg:y2="4.762cm">
          <text:p/>
        </draw:line>
        <draw:frame draw:style-name="gr7" draw:text-style-name="P35" draw:layer="layout" svg:width="1.194cm" svg:height="0.525cm" svg:x="8.615cm" svg:y="5.5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7" draw:text-style-name="P35" draw:layer="layout" svg:width="4.509cm" svg:height="0.569cm" svg:x="3.243cm" svg:y="4.049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7" draw:text-style-name="P35" draw:layer="layout" svg:width="4.537cm" svg:height="0.569cm" svg:x="3.225cm" svg:y="4.589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12" draw:text-style-name="P36" draw:layer="layout" svg:width="1.315cm" svg:height="0.954cm" svg:x="3.179cm" svg:y="4.684cm">
          <draw:text-box>
            <text:p><text:span text:style-name="T13">…</text:span><text:span text:style-name="T13">.</text:span></text:p>
          </draw:text-box>
        </draw:frame>
        <draw:frame draw:style-name="gr76" draw:text-style-name="P36" draw:layer="layout" svg:width="1.992cm" svg:height="0.954cm" svg:x="7.831cm" svg:y="4.456cm">
          <draw:text-box>
            <text:p><text:span text:style-name="T13">Step3: -</text:span></text:p>
          </draw:text-box>
        </draw:frame>
        <draw:frame draw:style-name="gr7" draw:text-style-name="P35" draw:layer="layout" svg:width="1.329cm" svg:height="0.569cm" svg:x="8.389cm" svg:y="3.4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7" draw:text-style-name="P35" draw:layer="layout" svg:width="1.483cm" svg:height="0.612cm" svg:x="9.859cm" svg:y="3.468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12" draw:text-style-name="P36" draw:layer="layout" svg:width="1.315cm" svg:height="0.954cm" svg:x="8.278cm" svg:y="3.768cm">
          <draw:text-box>
            <text:p><text:span text:style-name="T13">…</text:span><text:span text:style-name="T13">.</text:span></text:p>
          </draw:text-box>
        </draw:frame>
        <draw:frame draw:style-name="gr12" draw:text-style-name="P36" draw:layer="layout" svg:width="1.315cm" svg:height="0.954cm" svg:x="9.847cm" svg:y="3.768cm">
          <draw:text-box>
            <text:p><text:span text:style-name="T13">…</text:span><text:span text:style-name="T13">.</text:span></text:p>
          </draw:text-box>
        </draw:frame>
        <draw:line draw:style-name="gr3" draw:text-style-name="P16" draw:layer="layout" svg:x1="3.3cm" svg:y1="7.468cm" svg:x2="8.075cm" svg:y2="7.477cm">
          <text:p/>
        </draw:line>
        <draw:frame draw:style-name="gr7" draw:text-style-name="P35" draw:layer="layout" svg:width="0.99cm" svg:height="0.524cm" svg:x="4.037cm" svg:y="5.90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77" draw:text-style-name="P34" draw:layer="layout" svg:width="0.82cm" svg:height="1.191cm" svg:x="3.87cm" svg:y="6.334cm">
          <draw:text-box>
            <text:p><text:span text:style-name="T27">τ</text:span></text:p>
            <text:p text:style-name="P33"><text:span text:style-name="T27">σ</text:span></text:p>
          </draw:text-box>
        </draw:frame>
        <draw:custom-shape draw:style-name="gr11" draw:text-style-name="P14" draw:layer="layout" svg:width="0.381cm" svg:height="0.381cm" svg:x="16.031cm" svg:y="4.37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78" draw:text-style-name="P3" draw:layer="layout" svg:x1="5.637cm" svg:y1="7.477cm" svg:x2="5.637cm" svg:y2="9.128cm">
          <text:p/>
        </draw:line>
        <draw:line draw:style-name="gr78" draw:text-style-name="P3" draw:layer="layout" svg:x1="5.637cm" svg:y1="9.128cm" svg:x2="16.203cm" svg:y2="9.128cm">
          <text:p/>
        </draw:line>
        <draw:line draw:style-name="gr3" draw:text-style-name="P3" draw:layer="layout" svg:x1="16.197cm" svg:y1="9.128cm" svg:x2="16.197cm" svg:y2="4.81cm">
          <text:p/>
        </draw:line>
        <draw:frame draw:style-name="gr79" draw:text-style-name="P36" draw:layer="layout" svg:width="2.098cm" svg:height="0.954cm" svg:x="14.208cm" svg:y="4.456cm">
          <draw:text-box>
            <text:p><text:span text:style-name="T13">Ste</text:span><text:span text:style-name="T13">p5: </text:span><text:span text:style-name="T13">+</text:span></text:p>
          </draw:text-box>
        </draw:frame>
        <draw:frame draw:style-name="gr7" draw:text-style-name="P35" draw:layer="layout" svg:width="0.99cm" svg:height="0.524cm" svg:x="15.237cm" svg:y="5.305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10:22:49.810857532</meta:creation-date>
    <meta:editing-duration>PT14H59M48S</meta:editing-duration>
    <meta:editing-cycles>28</meta:editing-cycles>
    <meta:generator>LibreOffice/5.3.6.1$Linux_X86_64 LibreOffice_project/30$Build-1</meta:generator>
    <dc:date>2020-03-27T21:18:27.681975487</dc:date>
    <meta:document-statistic meta:object-count="465"/>
  </office:meta>
</office:document-meta>
</file>

<file path=Object 1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n>2</mn>
          </msub>
          <mi>,</mi>
          <msub>
            <mi>σ</mi>
            <mn>2</mn>
          </msub>
        </mrow>
      </msub>
      <mo stretchy="false">^</mo>
    </mover>
    <annotation encoding="StarMath 5.0">hat{y_{d,τ_2,σ_2}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n>2</mn>
              </msub>
              <mi>,</mi>
              <msub>
                <mi>σ</mi>
                <mn>2</mn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n>2</mn>
          </msub>
        </mrow>
      </msub>
      <msub>
        <mi>P</mi>
        <msub>
          <mi>σ</mi>
          <mn>2</mn>
        </msub>
      </msub>
      <mi>x</mi>
    </mrow>
    <annotation encoding="StarMath 5.0">hat{y_{d,τ_2,σ_2}} = F_{B}U_{d}G_{d}S_{ -τ_2 }P_{σ_2} x</annotation>
  </semantics>
</math>
</file>

<file path=Object 100/content.xml><?xml version="1.0" encoding="utf-8"?>
<math xmlns="http://www.w3.org/1998/Math/MathML" display="block">
  <semantics>
    <mover accent="true">
      <msub>
        <mi>y</mi>
        <mrow>
          <mi>M</mi>
          <mi>,</mi>
          <mi>τ</mi>
        </mrow>
      </msub>
      <mo stretchy="false">^</mo>
    </mover>
    <annotation encoding="StarMath 5.0">hat{y_{M,τ}} </annotation>
  </semantics>
</math>
</file>

<file path=Object 101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sub>
              <mi>τ</mi>
              <mn>2</mn>
            </msub>
            <mi>,</mi>
            <msub>
              <mi>σ</mi>
              <mn>2</mn>
            </msub>
          </mrow>
        </msub>
        <mo stretchy="false">=</mo>
        <msub>
          <mi>F</mi>
          <mi>B</mi>
        </msub>
      </mrow>
      <msub>
        <mi>U</mi>
        <mi>L</mi>
      </msub>
      <msub>
        <mi>G</mi>
        <mi>L</mi>
      </msub>
      <msub>
        <mi>S</mi>
        <msub>
          <mi>τ</mi>
          <mn>2</mn>
        </msub>
      </msub>
      <msub>
        <mi>P</mi>
        <msub>
          <mi>σ</mi>
          <mn>2</mn>
        </msub>
      </msub>
      <mi>x</mi>
    </mrow>
    <annotation encoding="StarMath 5.0">hat{y}{}_{L,τ_2,σ_2} = F_{B}U_{L}G_{L}S_{τ_2 }P_{σ_2} x</annotation>
  </semantics>
</math>
</file>

<file path=Object 102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</mrow>
    <annotation encoding="StarMath 5.0">hat{y}{}_{L,τ_1,σ_1}</annotation>
  </semantics>
</math>
</file>

<file path=Object 103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i>R</mi>
          </msub>
          <mi>,</mi>
          <msub>
            <mi>σ</mi>
            <mi>R</mi>
          </msub>
        </mrow>
      </msub>
    </mrow>
    <annotation encoding="StarMath 5.0">hat{y}{}_{L,τ_R,σ_R}</annotation>
  </semantics>
</math>
</file>

<file path=Object 104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sub>
              <mi>τ</mi>
              <mi>R</mi>
            </msub>
            <mi>,</mi>
            <msub>
              <mi>σ</mi>
              <mi>R</mi>
            </msub>
          </mrow>
        </msub>
        <mo stretchy="false">=</mo>
        <msub>
          <mi>F</mi>
          <mi>B</mi>
        </msub>
      </mrow>
      <msub>
        <mi>U</mi>
        <mi>L</mi>
      </msub>
      <msub>
        <mi>G</mi>
        <mi>L</mi>
      </msub>
      <msub>
        <mi>S</mi>
        <msub>
          <mi>τ</mi>
          <mi>R</mi>
        </msub>
      </msub>
      <msub>
        <mi>P</mi>
        <msub>
          <mi>σ</mi>
          <mi>R</mi>
        </msub>
      </msub>
      <mi>x</mi>
    </mrow>
    <annotation encoding="StarMath 5.0">hat{y}{}_{L,τ_R,σ_R} = F_{B}U_{L}G_{L}S_{τ_R }P_{σ_R} x</annotation>
  </semantics>
</math>
</file>

<file path=Object 105/content.xml><?xml version="1.0" encoding="utf-8"?>
<math xmlns="http://www.w3.org/1998/Math/MathML" display="block">
  <semantics>
    <msub>
      <mi>J</mi>
      <mn>1,0</mn>
    </msub>
    <annotation encoding="StarMath 5.0">J_{1,0}</annotation>
  </semantics>
</math>
</file>

<file path=Object 106/content.xml><?xml version="1.0" encoding="utf-8"?>
<math xmlns="http://www.w3.org/1998/Math/MathML" display="block">
  <semantics>
    <msub>
      <mi>J</mi>
      <mn>1,1</mn>
    </msub>
    <annotation encoding="StarMath 5.0">J_{1,1}</annotation>
  </semantics>
</math>
</file>

<file path=Object 107/content.xml><?xml version="1.0" encoding="utf-8"?>
<math xmlns="http://www.w3.org/1998/Math/MathML" display="block">
  <semantics>
    <msub>
      <mi>J</mi>
      <mrow>
        <mn>1</mn>
        <mi>,</mi>
        <mrow>
          <mi>B</mi>
          <mo stretchy="false">−</mo>
          <mn>1</mn>
        </mrow>
      </mrow>
    </msub>
    <annotation encoding="StarMath 5.0">J_{1,B-1}</annotation>
  </semantics>
</math>
</file>

<file path=Object 108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109/content.xml><?xml version="1.0" encoding="utf-8"?>
<math xmlns="http://www.w3.org/1998/Math/MathML" display="block">
  <semantics>
    <msub>
      <mi>I</mi>
      <mi>R</mi>
    </msub>
    <annotation encoding="StarMath 5.0">I_{R}</annotation>
  </semantics>
</math>
</file>

<file path=Object 11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2</mn>
            </msub>
            <mi>,</mi>
            <msub>
              <mi>σ</mi>
              <mn>2</mn>
            </msub>
          </mrow>
        </msub>
        <mo stretchy="false">^</mo>
      </mover>
      <mi>'</mi>
    </mrow>
    <annotation encoding="StarMath 5.0">hat{y_{d,τ_2,σ_2}}'</annotation>
  </semantics>
</math>
</file>

<file path=Object 110/content.xml><?xml version="1.0" encoding="utf-8"?>
<math xmlns="http://www.w3.org/1998/Math/MathML" display="block">
  <semantics>
    <mi>I</mi>
    <annotation encoding="StarMath 5.0">I</annotation>
  </semantics>
</math>
</file>

<file path=Object 111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</mrow>
    <annotation encoding="StarMath 5.0">hat{y}{}_{L,τ_1,σ_1}</annotation>
  </semantics>
</math>
</file>

<file path=Object 112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i>R</mi>
          </msub>
          <mi>,</mi>
          <msub>
            <mi>σ</mi>
            <mi>R</mi>
          </msub>
        </mrow>
      </msub>
    </mrow>
    <annotation encoding="StarMath 5.0">hat{y}{}_{L,τ_R,σ_R}</annotation>
  </semantics>
</math>
</file>

<file path=Object 113/content.xml><?xml version="1.0" encoding="utf-8"?>
<math xmlns="http://www.w3.org/1998/Math/MathML" display="block">
  <semantics>
    <mover accent="true">
      <mi>x</mi>
      <mo stretchy="false">^</mo>
    </mover>
    <annotation encoding="StarMath 5.0">hat{x}</annotation>
  </semantics>
</math>
</file>

<file path=Object 114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M</mi>
            <mi>,</mi>
            <mi>τ</mi>
          </mrow>
        </msub>
        <mo stretchy="false">=</mo>
        <msub>
          <mi>F</mi>
          <mi>M</mi>
        </msub>
      </mrow>
      <msub>
        <mi>D</mi>
        <mi>M</mi>
      </msub>
      <msub>
        <mi>S</mi>
        <mi>τ</mi>
      </msub>
      <mi>x</mi>
    </mrow>
    <annotation encoding="StarMath 5.0">hat{y}{}_{M,τ} = F_{M}D_{M}S_{ τ } x</annotation>
  </semantics>
</math>
</file>

<file path=Object 115/content.xml><?xml version="1.0" encoding="utf-8"?>
<math xmlns="http://www.w3.org/1998/Math/MathML" display="block">
  <semantics>
    <mrow>
      <mi>I</mi>
      <mi>'</mi>
    </mrow>
    <annotation encoding="StarMath 5.0">I'</annotation>
  </semantics>
</math>
</file>

<file path=Object 116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M</mi>
          <mi>,</mi>
          <mi>τ</mi>
        </mrow>
      </msub>
    </mrow>
    <annotation encoding="StarMath 5.0">hat{y}{}_{M,τ} </annotation>
  </semantics>
</math>
</file>

<file path=Object 117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  <mrow>
        <mo fence="true" stretchy="false">[</mo>
        <mrow>
          <mn>0</mn>
        </mrow>
        <mo fence="true" stretchy="false">]</mo>
      </mrow>
    </mrow>
    <annotation encoding="StarMath 5.0">hat{y}{}_{L,τ_1,σ_1}[0] </annotation>
  </semantics>
</math>
</file>

<file path=Object 118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  <mrow>
        <mo fence="true" stretchy="false">[</mo>
        <mrow>
          <mn>1</mn>
        </mrow>
        <mo fence="true" stretchy="false">]</mo>
      </mrow>
    </mrow>
    <annotation encoding="StarMath 5.0">hat{y}{}_{L,τ_1,σ_1}[1] </annotation>
  </semantics>
</math>
</file>

<file path=Object 119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  <mrow>
        <mo fence="true" stretchy="false">[</mo>
        <mrow>
          <mrow>
            <mi>B</mi>
            <mo stretchy="false">−</mo>
            <mn>1</mn>
          </mrow>
        </mrow>
        <mo fence="true" stretchy="false">]</mo>
      </mrow>
    </mrow>
    <annotation encoding="StarMath 5.0">hat{y}{}_{L,τ_1,σ_1}[ B-1] 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n>2</mn>
              <mrow>
                <msub>
                  <mi>a</mi>
                  <mi>m</mi>
                </msub>
                <mo stretchy="false">−</mo>
                <mn>1</mn>
              </mrow>
            </mrow>
          </msub>
          <mo stretchy="false">^</mo>
        </mover>
        <mo stretchy="false">=</mo>
        <msub>
          <mi>F</mi>
          <mi>B</mi>
        </msub>
      </mrow>
      <msub>
        <mi>D</mi>
        <mi>d</mi>
      </msub>
      <msub>
        <mi>S</mi>
        <mrow>
          <mn>2</mn>
          <mrow>
            <msub>
              <mi>a</mi>
              <mi>m</mi>
            </msub>
            <mo stretchy="false">−</mo>
            <mn>1</mn>
          </mrow>
        </mrow>
      </msub>
      <mi>x</mi>
    </mrow>
    <annotation encoding="StarMath 5.0">hat{y_{d,2a_m-1}} = F_{B}D_{d}S_{ 2a_m-1 } x</annotation>
  </semantics>
</math>
</file>

<file path=Object 120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sup>
        <mrow/>
        <mi>m</mi>
      </msup>
    </mrow>
    <annotation encoding="StarMath 5.0">hat {x'}{} ^{m}</annotation>
  </semantics>
</math>
</file>

<file path=Object 121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i>m</mi>
      </msup>
    </mrow>
    <annotation encoding="StarMath 5.0">hat {x} {}^{m}</annotation>
  </semantics>
</math>
</file>

<file path=Object 122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row>
          <mi>m</mi>
          <mo stretchy="false">−</mo>
          <mn>1</mn>
        </mrow>
      </msup>
    </mrow>
    <annotation encoding="StarMath 5.0">hat {x}{} ^{m-1}</annotation>
  </semantics>
</math>
</file>

<file path=Object 123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{update}</annotation>
  </semantics>
</math>
</file>

<file path=Object 124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</mrow>
    <annotation encoding="StarMath 5.0">hat{y}{}_{L,τ_1,σ_1}</annotation>
  </semantics>
</math>
</file>

<file path=Object 125/content.xml><?xml version="1.0" encoding="utf-8"?>
<math xmlns="http://www.w3.org/1998/Math/MathML" display="block">
  <semantics>
    <mrow>
      <mover accent="true">
        <mrow>
          <mi>y</mi>
          <mi>'</mi>
        </mrow>
        <mo stretchy="false">^</mo>
      </mover>
      <msub>
        <mrow/>
        <mrow>
          <mi>L</mi>
          <mi>,</mi>
          <msub>
            <mi>τ</mi>
            <mn>1</mn>
          </msub>
          <mi>,</mi>
          <msub>
            <mi>σ</mi>
            <mn>1</mn>
          </msub>
        </mrow>
      </msub>
    </mrow>
    <annotation encoding="StarMath 5.0">hat{y'}{}_{L,τ_1,σ_1}</annotation>
  </semantics>
</math>
</file>

<file path=Object 126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update</annotation>
  </semantics>
</math>
</file>

<file path=Object 127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=</mo>
        <msub>
          <mi>F</mi>
          <mi>B</mi>
        </msub>
      </mrow>
      <msub>
        <mi>U</mi>
        <mi>L</mi>
      </msub>
      <msub>
        <mi>G</mi>
        <mi>L</mi>
      </msub>
      <msub>
        <mi>S</mi>
        <msub>
          <mi>τ</mi>
          <mn>1</mn>
        </msub>
      </msub>
      <msub>
        <mi>P</mi>
        <msub>
          <mi>σ</mi>
          <mn>1</mn>
        </msub>
      </msub>
      <mi>x</mi>
    </mrow>
    <annotation encoding="StarMath 5.0">hat{y}{}_{L,τ_1,σ_1} = F_{B}U_{L}G_{L}S_{τ_1 }P_{σ_1} x</annotation>
  </semantics>
</math>
</file>

<file path=Object 128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sub>
              <mi>τ</mi>
              <mn>2</mn>
            </msub>
            <mi>,</mi>
            <msub>
              <mi>σ</mi>
              <mn>2</mn>
            </msub>
          </mrow>
        </msub>
        <mo stretchy="false">=</mo>
        <msub>
          <mi>F</mi>
          <mi>B</mi>
        </msub>
      </mrow>
      <msub>
        <mi>U</mi>
        <mi>L</mi>
      </msub>
      <msub>
        <mi>G</mi>
        <mi>L</mi>
      </msub>
      <msub>
        <mi>S</mi>
        <msub>
          <mi>τ</mi>
          <mn>2</mn>
        </msub>
      </msub>
      <msub>
        <mi>P</mi>
        <msub>
          <mi>σ</mi>
          <mn>2</mn>
        </msub>
      </msub>
      <mi>x</mi>
    </mrow>
    <annotation encoding="StarMath 5.0">hat{y}{}_{L,τ_2,σ_2} = F_{B}U_{L}G_{L}S_{τ_2 }P_{σ_2} x</annotation>
  </semantics>
</math>
</file>

<file path=Object 129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sub>
            <mi>τ</mi>
            <mn>2</mn>
          </msub>
          <mi>,</mi>
          <msub>
            <mi>σ</mi>
            <mn>2</mn>
          </msub>
        </mrow>
      </msub>
    </mrow>
    <annotation encoding="StarMath 5.0">hat{y}{}_{L,τ_2,σ_2}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n>0</mn>
            </mrow>
          </msub>
          <mo stretchy="false">^</mo>
        </mover>
        <mo stretchy="false">=</mo>
        <msub>
          <mi>F</mi>
          <mi>B</mi>
        </msub>
      </mrow>
      <msub>
        <mi>D</mi>
        <mi>d</mi>
      </msub>
      <msub>
        <mi>S</mi>
        <mn>0</mn>
      </msub>
      <mi>x</mi>
    </mrow>
    <annotation encoding="StarMath 5.0">hat{y_{d,0}} = F_{B}D_{d}S_{ 0} x</annotation>
  </semantics>
</math>
</file>

<file path=Object 130/content.xml><?xml version="1.0" encoding="utf-8"?>
<math xmlns="http://www.w3.org/1998/Math/MathML" display="block">
  <semantics>
    <mrow>
      <mover accent="true">
        <mrow>
          <mi>y</mi>
          <mi>'</mi>
        </mrow>
        <mo stretchy="false">^</mo>
      </mover>
      <msub>
        <mrow/>
        <mrow>
          <mi>L</mi>
          <mi>,</mi>
          <msub>
            <mi>τ</mi>
            <mn>2</mn>
          </msub>
          <mi>,</mi>
          <msub>
            <mi>σ</mi>
            <mn>2</mn>
          </msub>
        </mrow>
      </msub>
    </mrow>
    <annotation encoding="StarMath 5.0">hat{y'}{}_{L,τ_2,σ_2}</annotation>
  </semantics>
</math>
</file>

<file path=Object 131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row>
          <mi>m</mi>
          <mo stretchy="false">−</mo>
          <mn>1</mn>
        </mrow>
      </msup>
    </mrow>
    <annotation encoding="StarMath 5.0">hat {x}{} ^{m-1}</annotation>
  </semantics>
</math>
</file>

<file path=Object 14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a</mi>
                <mi>m</mi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i>d</mi>
      </msub>
      <msub>
        <mi>S</mi>
        <msub>
          <mi>a</mi>
          <mi>m</mi>
        </msub>
      </msub>
      <mi>x</mi>
    </mrow>
    <annotation encoding="StarMath 5.0">hat{y_{d,a_m}} = F_{B}D_{d}S_{ a_m } x</annotation>
  </semantics>
</math>
</file>

<file path=Object 15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n>2</mn>
            <mrow>
              <msub>
                <mi>a</mi>
                <mi>m</mi>
              </msub>
              <mo stretchy="false">−</mo>
              <mn>1</mn>
            </mrow>
          </mrow>
        </msub>
        <mo stretchy="false">^</mo>
      </mover>
      <mrow>
        <mo fence="true" stretchy="false">[</mo>
        <mrow>
          <mi>i</mi>
        </mrow>
        <mo fence="true" stretchy="false">]</mo>
      </mrow>
    </mrow>
    <annotation encoding="StarMath 5.0">hat{y_{d,2a_m-1}}[ i ] </annotation>
  </semantics>
</math>
</file>

<file path=Object 16/content.xml><?xml version="1.0" encoding="utf-8"?>
<math xmlns="http://www.w3.org/1998/Math/MathML" display="block">
  <semantics>
    <mrow>
      <mover accent="true">
        <msub>
          <mi>y</mi>
          <mrow>
            <mi>d</mi>
            <mrow>
              <mi>,</mi>
              <mo stretchy="false">−</mo>
              <msub>
                <mi>a</mi>
                <mi>m</mi>
              </msub>
            </mrow>
          </mrow>
        </msub>
        <mo stretchy="false">^</mo>
      </mover>
      <mrow>
        <mo fence="true" stretchy="false">[</mo>
        <mrow>
          <mi>i</mi>
        </mrow>
        <mo fence="true" stretchy="false">]</mo>
      </mrow>
    </mrow>
    <annotation encoding="StarMath 5.0">hat{y_{d,-a_m}} [ i ]</annotation>
  </semantics>
</math>
</file>

<file path=Object 17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row>
                <mi>,</mi>
                <mo stretchy="false">−</mo>
                <msub>
                  <mi>a</mi>
                  <mi>m</mi>
                </msub>
              </mrow>
            </mrow>
          </msub>
          <mo stretchy="false">^</mo>
        </mover>
        <mo stretchy="false">=</mo>
        <msub>
          <mi>F</mi>
          <mi>B</mi>
        </msub>
      </mrow>
      <msub>
        <mi>D</mi>
        <mi>d</mi>
      </msub>
      <msub>
        <mi>S</mi>
        <mrow>
          <mo stretchy="false">−</mo>
          <msub>
            <mi>a</mi>
            <mi>m</mi>
          </msub>
        </mrow>
      </msub>
      <mi>x</mi>
    </mrow>
    <annotation encoding="StarMath 5.0">hat{y_{d,-a_m}} = F_{B}D_{d}S_{ -a_m } x</annotation>
  </semantics>
</math>
</file>

<file path=Object 18/content.xml><?xml version="1.0" encoding="utf-8"?>
<math xmlns="http://www.w3.org/1998/Math/MathML" display="block">
  <semantics>
    <mrow>
      <mi>m</mi>
      <mi>,</mi>
      <mi>M</mi>
      <mi>,</mi>
      <mi>a</mi>
    </mrow>
    <annotation encoding="StarMath 5.0">m, M, a</annotation>
  </semantics>
</math>
</file>

<file path=Object 19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n>2</mn>
            <mrow>
              <msub>
                <mi>a</mi>
                <mi>m</mi>
              </msub>
              <mo stretchy="false">−</mo>
              <mn>1</mn>
            </mrow>
          </mrow>
        </msub>
        <mo stretchy="false">^</mo>
      </mover>
      <mrow>
        <mo fence="true" stretchy="false">[</mo>
        <mrow>
          <mi>i</mi>
        </mrow>
        <mo fence="true" stretchy="false">]</mo>
      </mrow>
    </mrow>
    <annotation encoding="StarMath 5.0">hat{y_{d,2a_m-1}} [ i ]</annotation>
  </semantics>
</math>
</file>

<file path=Object 2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n>1</mn>
          </msub>
          <mi>,</mi>
          <msub>
            <mi>σ</mi>
            <mn>1</mn>
          </msub>
        </mrow>
      </msub>
      <mo stretchy="false">^</mo>
    </mover>
    <annotation encoding="StarMath 5.0">hat{y_{d,τ_1,σ_1}}</annotation>
  </semantics>
</math>
</file>

<file path=Object 20/content.xml><?xml version="1.0" encoding="utf-8"?>
<math xmlns="http://www.w3.org/1998/Math/MathML" display="block">
  <semantics>
    <mover accent="true">
      <mi>x</mi>
      <mo stretchy="false">^</mo>
    </mover>
    <annotation encoding="StarMath 5.0">hat{x} </annotation>
  </semantics>
</math>
</file>

<file path=Object 21/content.xml><?xml version="1.0" encoding="utf-8"?>
<math xmlns="http://www.w3.org/1998/Math/MathML" display="block">
  <semantics>
    <mrow>
      <mover accent="true">
        <msub>
          <mi>y</mi>
          <mrow>
            <mi>d</mi>
            <mrow>
              <mi>,</mi>
              <mo stretchy="false">−</mo>
              <msub>
                <mi>a</mi>
                <mi>m</mi>
              </msub>
            </mrow>
          </mrow>
        </msub>
        <mo stretchy="false">^</mo>
      </mover>
      <mrow>
        <mo fence="true" stretchy="false">[</mo>
        <mrow>
          <mi>i</mi>
        </mrow>
        <mo fence="true" stretchy="false">]</mo>
      </mrow>
    </mrow>
    <annotation encoding="StarMath 5.0">hat{y_{d,-a_m}}[i] </annotation>
  </semantics>
</math>
</file>

<file path=Object 22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n>1</mn>
          </msub>
          <mi>,</mi>
          <msub>
            <mi>σ</mi>
            <mn>1</mn>
          </msub>
        </mrow>
      </msub>
      <mo stretchy="false">^</mo>
    </mover>
    <annotation encoding="StarMath 5.0">hat{y_{d,τ_1,σ_1}}</annotation>
  </semantics>
</math>
</file>

<file path=Object 23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i>L</mi>
          </msub>
          <mi>,</mi>
          <msub>
            <mi>σ</mi>
            <mi>L</mi>
          </msub>
        </mrow>
      </msub>
      <mo stretchy="false">^</mo>
    </mover>
    <annotation encoding="StarMath 5.0">hat{y_{d,τ_L,σ_L}}</annotation>
  </semantics>
</math>
</file>

<file path=Object 24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25/content.xml><?xml version="1.0" encoding="utf-8"?>
<math xmlns="http://www.w3.org/1998/Math/MathML" display="block">
  <semantics>
    <mrow>
      <mi>m</mi>
      <mi>,</mi>
      <mi>M</mi>
      <mi>,</mi>
      <mi>Y</mi>
    </mrow>
    <annotation encoding="StarMath 5.0">m, M, Y</annotation>
  </semantics>
</math>
</file>

<file path=Object 26/content.xml><?xml version="1.0" encoding="utf-8"?>
<math xmlns="http://www.w3.org/1998/Math/MathML" display="block">
  <semantics>
    <mrow>
      <mi>Y</mi>
      <mi>,</mi>
      <msub>
        <mi>Y</mi>
        <mn>1,</mn>
      </msub>
      <msub>
        <mi>Y</mi>
        <mn>2,</mn>
      </msub>
      <mi>a</mi>
    </mrow>
    <annotation encoding="StarMath 5.0">Y, Y_1, Y_2, a</annotation>
  </semantics>
</math>
</file>

<file path=Object 27/content.xml><?xml version="1.0" encoding="utf-8"?>
<math xmlns="http://www.w3.org/1998/Math/MathML" display="block">
  <semantics>
    <mrow>
      <mrow>
        <mi>Y</mi>
        <mo stretchy="false">=</mo>
        <mover accent="true">
          <mi>V</mi>
          <mo stretchy="false">~</mo>
        </mover>
      </mrow>
      <mrow>
        <mo stretchy="false">∑</mo>
        <msup>
          <mi>V</mi>
          <mrow>
            <mrow/>
            <mo stretchy="false">∗</mo>
            <mrow/>
          </mrow>
        </msup>
      </mrow>
    </mrow>
    <annotation encoding="StarMath 5.0">Y= tilde  V sum  V ^{{}*{}} </annotation>
  </semantics>
</math>
</file>

<file path=Object 28/content.xml><?xml version="1.0" encoding="utf-8"?>
<math xmlns="http://www.w3.org/1998/Math/MathML" display="block">
  <semantics>
    <mrow>
      <mi>m</mi>
      <mi>,</mi>
      <mi>M</mi>
      <mi>,</mi>
      <mi>a</mi>
    </mrow>
    <annotation encoding="StarMath 5.0">m, M, a</annotation>
  </semantics>
</math>
</file>

<file path=Object 29/content.xml><?xml version="1.0" encoding="utf-8"?>
<math xmlns="http://www.w3.org/1998/Math/MathML" display="block">
  <semantics>
    <mrow>
      <mi>m</mi>
      <mi>,</mi>
      <mi>M</mi>
      <mi>,</mi>
      <mi>a</mi>
      <mi>,</mi>
      <mi>c</mi>
    </mrow>
    <annotation encoding="StarMath 5.0">m, M, a, c</annotation>
  </semantics>
</math>
</file>

<file path=Object 3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2</mn>
            </msub>
            <mi>,</mi>
            <msub>
              <mi>σ</mi>
              <mn>2</mn>
            </msub>
          </mrow>
        </msub>
        <mo stretchy="false">^</mo>
      </mover>
      <mi>'</mi>
    </mrow>
    <annotation encoding="StarMath 5.0">hat{y_{d,τ_2,σ_2}}'</annotation>
  </semantics>
</math>
</file>

<file path=Object 30/content.xml><?xml version="1.0" encoding="utf-8"?>
<math xmlns="http://www.w3.org/1998/Math/MathML" display="block">
  <semantics>
    <mrow>
      <mi>m</mi>
      <mi>,</mi>
      <mi>M</mi>
      <mi>,</mi>
      <mi>a</mi>
      <mi>,</mi>
      <mi>c</mi>
    </mrow>
    <annotation encoding="StarMath 5.0">m, M, a, c</annotation>
  </semantics>
</math>
</file>

<file path=Object 31/content.xml><?xml version="1.0" encoding="utf-8"?>
<math xmlns="http://www.w3.org/1998/Math/MathML" display="block">
  <semantics>
    <mrow>
      <mi>m</mi>
      <mi>,</mi>
      <mi>M</mi>
      <mi>,</mi>
      <mi>a</mi>
      <mi>,</mi>
      <mi>z</mi>
    </mrow>
    <annotation encoding="StarMath 5.0">m, M, a,  z</annotation>
  </semantics>
</math>
</file>

<file path=Object 32/content.xml><?xml version="1.0" encoding="utf-8"?>
<math xmlns="http://www.w3.org/1998/Math/MathML" display="block">
  <semantics>
    <mrow>
      <mi>m</mi>
      <mi>,</mi>
      <mi>M</mi>
      <mi>,</mi>
      <mi>a</mi>
      <mi>,</mi>
      <mi>z</mi>
    </mrow>
    <annotation encoding="StarMath 5.0">m, M, a,  z</annotation>
  </semantics>
</math>
</file>

<file path=Object 33/content.xml><?xml version="1.0" encoding="utf-8"?>
<math xmlns="http://www.w3.org/1998/Math/MathML" display="block">
  <semantics>
    <mrow>
      <mi>V</mi>
      <mi>,</mi>
      <msub>
        <mi>V</mi>
        <mn>1,</mn>
      </msub>
      <msub>
        <mi>V</mi>
        <mn>2,</mn>
      </msub>
      <mi>a</mi>
    </mrow>
    <annotation encoding="StarMath 5.0">V, V_1, V_2, a</annotation>
  </semantics>
</math>
</file>

<file path=Object 34/content.xml><?xml version="1.0" encoding="utf-8"?>
<math xmlns="http://www.w3.org/1998/Math/MathML" display="block">
  <semantics>
    <mrow>
      <mi>m</mi>
      <mi>,</mi>
      <mi>M</mi>
      <mi>,</mi>
      <mi>a</mi>
      <mi>,</mi>
      <mi>z</mi>
    </mrow>
    <annotation encoding="StarMath 5.0">m, M, a,  z</annotation>
  </semantics>
</math>
</file>

<file path=Object 35/content.xml><?xml version="1.0" encoding="utf-8"?>
<math xmlns="http://www.w3.org/1998/Math/MathML" display="block">
  <semantics>
    <mrow>
      <mi>z</mi>
      <mi>,</mi>
      <mi>p</mi>
    </mrow>
    <annotation encoding="StarMath 5.0">z,p</annotation>
  </semantics>
</math>
</file>

<file path=Object 36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i>L</mi>
              </msub>
              <mi>,</mi>
              <msub>
                <mi>σ</mi>
                <mi>L</mi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i>L</mi>
          </msub>
        </mrow>
      </msub>
      <msub>
        <mi>P</mi>
        <msub>
          <mi>σ</mi>
          <mi>L</mi>
        </msub>
      </msub>
      <mi>x</mi>
    </mrow>
    <annotation encoding="StarMath 5.0">hat{y_{d,τ_L,σ_L}} = F_{B}U_{d}G_{d}S_{ -τ_L }P_{σ_L} x</annotation>
  </semantics>
</math>
</file>

<file path=Object 37/content.xml><?xml version="1.0" encoding="utf-8"?>
<math xmlns="http://www.w3.org/1998/Math/MathML" display="block">
  <semantics>
    <msub>
      <mi>J</mi>
      <msub>
        <mi>τ</mi>
        <mn>1,0</mn>
      </msub>
    </msub>
    <annotation encoding="StarMath 5.0">J_{τ_1,0}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n>1</mn>
              </msub>
              <mi>,</mi>
              <msub>
                <mi>σ</mi>
                <mn>1</mn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n>1</mn>
          </msub>
        </mrow>
      </msub>
      <msub>
        <mi>P</mi>
        <msub>
          <mi>σ</mi>
          <mn>1</mn>
        </msub>
      </msub>
      <mi>x</mi>
    </mrow>
    <annotation encoding="StarMath 5.0">hat{y_{d,τ_1,σ_1}} = F_{B}U_{d}G_{d}S_{ -τ_1 }P_{σ_1} x</annotation>
  </semantics>
</math>
</file>

<file path=Object 39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n>2</mn>
              </msub>
              <mi>,</mi>
              <msub>
                <mi>σ</mi>
                <mn>2</mn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n>2</mn>
          </msub>
        </mrow>
      </msub>
      <msub>
        <mi>P</mi>
        <msub>
          <mi>σ</mi>
          <mn>2</mn>
        </msub>
      </msub>
      <mi>x</mi>
    </mrow>
    <annotation encoding="StarMath 5.0">hat{y_{d,τ_2,σ_2}} = F_{B}U_{d}G_{d}S_{ -τ_2 }P_{σ_2} x</annotation>
  </semantics>
</math>
</file>

<file path=Object 4/content.xml><?xml version="1.0" encoding="utf-8"?>
<math xmlns="http://www.w3.org/1998/Math/MathML" display="block">
  <semantics>
    <mrow>
      <mover accent="true">
        <msup>
          <mi>x</mi>
          <mi>r</mi>
        </msup>
        <mo stretchy="false">^</mo>
      </mover>
      <mi>'</mi>
    </mrow>
    <annotation encoding="StarMath 5.0">hat {x} ^{r}'</annotation>
  </semantics>
</math>
</file>

<file path=Object 40/content.xml><?xml version="1.0" encoding="utf-8"?>
<math xmlns="http://www.w3.org/1998/Math/MathML" display="block">
  <semantics>
    <msub>
      <mi>J</mi>
      <msub>
        <mi>τ</mi>
        <mn>1,1</mn>
      </msub>
    </msub>
    <annotation encoding="StarMath 5.0">J_{τ_1,1}</annotation>
  </semantics>
</math>
</file>

<file path=Object 41/content.xml><?xml version="1.0" encoding="utf-8"?>
<math xmlns="http://www.w3.org/1998/Math/MathML" display="block">
  <semantics>
    <msub>
      <mi>J</mi>
      <msub>
        <mi>τ</mi>
        <mrow>
          <mn>1</mn>
          <mi>,</mi>
          <mrow>
            <mi>B</mi>
            <mo stretchy="false">−</mo>
            <mn>1</mn>
          </mrow>
        </mrow>
      </msub>
    </msub>
    <annotation encoding="StarMath 5.0">J_{τ_{1,B-1}}</annotation>
  </semantics>
</math>
</file>

<file path=Object 42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,τ_1,σ_1}}[ 0 ]</annotation>
  </semantics>
</math>
</file>

<file path=Object 43/content.xml><?xml version="1.0" encoding="utf-8"?>
<math xmlns="http://www.w3.org/1998/Math/MathML" display="block">
  <semantics>
    <mrow>
      <msub>
        <mi>J</mi>
        <msub>
          <mi>τ</mi>
          <mn>1,0</mn>
        </msub>
      </msub>
      <mo stretchy="false">∈</mo>
      <msub>
        <mi>I</mi>
        <mn>1</mn>
      </msub>
    </mrow>
    <annotation encoding="StarMath 5.0">J_{τ_1,0}  in I_1 </annotation>
  </semantics>
</math>
</file>

<file path=Object 44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,τ_1,σ_1}}[ 0 ]</annotation>
  </semantics>
</math>
</file>

<file path=Object 45/content.xml><?xml version="1.0" encoding="utf-8"?>
<math xmlns="http://www.w3.org/1998/Math/MathML" display="block">
  <semantics>
    <mrow>
      <msub>
        <mi>J</mi>
        <msub>
          <mi>τ</mi>
          <mn>1,0</mn>
        </msub>
      </msub>
      <mo stretchy="false">∉</mo>
      <msub>
        <mi>I</mi>
        <mn>1</mn>
      </msub>
    </mrow>
    <annotation encoding="StarMath 5.0">J_{τ_1,0}   notin I_1 </annotation>
  </semantics>
</math>
</file>

<file path=Object 46/content.xml><?xml version="1.0" encoding="utf-8"?>
<math xmlns="http://www.w3.org/1998/Math/MathML" display="block">
  <semantics>
    <msub>
      <mi>I</mi>
      <mi>L</mi>
    </msub>
    <annotation encoding="StarMath 5.0">I_{L}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n>1</mn>
          </msub>
          <mi>,</mi>
          <msub>
            <mi>σ</mi>
            <mn>1</mn>
          </msub>
        </mrow>
      </msub>
      <mo stretchy="false">^</mo>
    </mover>
    <annotation encoding="StarMath 5.0">hat{y_{d,τ_1,σ_1}}</annotation>
  </semantics>
</math>
</file>

<file path=Object 49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i>L</mi>
          </msub>
          <mi>,</mi>
          <msub>
            <mi>σ</mi>
            <mi>L</mi>
          </msub>
        </mrow>
      </msub>
      <mo stretchy="false">^</mo>
    </mover>
    <annotation encoding="StarMath 5.0">hat{y_{d,τ_L,σ_L}}</annotation>
  </semantics>
</math>
</file>

<file path=Object 5/content.xml><?xml version="1.0" encoding="utf-8"?>
<math xmlns="http://www.w3.org/1998/Math/MathML" display="block">
  <semantics>
    <mover accent="true">
      <msup>
        <mi>x</mi>
        <mi>r</mi>
      </msup>
      <mo stretchy="false">^</mo>
    </mover>
    <annotation encoding="StarMath 5.0">hat {x} ^{r}</annotation>
  </semantics>
</math>
</file>

<file path=Object 50/content.xml><?xml version="1.0" encoding="utf-8"?>
<math xmlns="http://www.w3.org/1998/Math/MathML" display="block">
  <semantics>
    <mover accent="true">
      <mi>x</mi>
      <mo stretchy="false">^</mo>
    </mover>
    <annotation encoding="StarMath 5.0">hat{x}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y</mi>
            <mrow>
              <mi>M</mi>
              <mi>,</mi>
              <mi>τ</mi>
            </mrow>
          </msub>
          <mo stretchy="false">^</mo>
        </mover>
        <mo stretchy="false">=</mo>
        <msub>
          <mi>F</mi>
          <mi>B</mi>
        </msub>
      </mrow>
      <msub>
        <mi>D</mi>
        <mi>M</mi>
      </msub>
      <msub>
        <mi>S</mi>
        <mi>τ</mi>
      </msub>
      <mi>x</mi>
    </mrow>
    <annotation encoding="StarMath 5.0">hat{y_{M,τ}} = F_{B}D_{M}S_{ τ } x</annotation>
  </semantics>
</math>
</file>

<file path=Object 52/content.xml><?xml version="1.0" encoding="utf-8"?>
<math xmlns="http://www.w3.org/1998/Math/MathML" display="block">
  <semantics>
    <mrow>
      <mi>I</mi>
      <mi>'</mi>
    </mrow>
    <annotation encoding="StarMath 5.0">I'</annotation>
  </semantics>
</math>
</file>

<file path=Object 53/content.xml><?xml version="1.0" encoding="utf-8"?>
<math xmlns="http://www.w3.org/1998/Math/MathML" display="block">
  <semantics>
    <mover accent="true">
      <msub>
        <mi>y</mi>
        <mrow>
          <mi>M</mi>
          <mi>,</mi>
          <mi>τ</mi>
        </mrow>
      </msub>
      <mo stretchy="false">^</mo>
    </mover>
    <annotation encoding="StarMath 5.0">hat{y_{M,τ}} </annotation>
  </semantics>
</math>
</file>

<file path=Object 54/content.xml><?xml version="1.0" encoding="utf-8"?>
<math xmlns="http://www.w3.org/1998/Math/MathML" display="block">
  <semantics>
    <mrow>
      <mrow>
        <mover accent="true">
          <msub>
            <mi>y</mi>
            <mrow>
              <msub>
                <mi>d</mi>
                <mn>1</mn>
              </msub>
              <mi>,</mi>
              <msub>
                <mi>τ</mi>
                <mn>1</mn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sub>
          <mi>d</mi>
          <mn>1</mn>
        </msub>
      </msub>
      <msub>
        <mi>S</mi>
        <msub>
          <mi>τ</mi>
          <mn>1</mn>
        </msub>
      </msub>
      <mi>x</mi>
    </mrow>
    <annotation encoding="StarMath 5.0">hat{y_{d_1,τ_1}} = F_{B}D_{d_1}S_{τ_1} x</annotation>
  </semantics>
</math>
</file>

<file path=Object 55/content.xml><?xml version="1.0" encoding="utf-8"?>
<math xmlns="http://www.w3.org/1998/Math/MathML" display="block">
  <semantics>
    <mrow>
      <mrow>
        <mover accent="true">
          <msub>
            <mi>y</mi>
            <mrow>
              <msub>
                <mi>d</mi>
                <mn>1</mn>
              </msub>
              <mi>,</mi>
              <msub>
                <mi>τ</mi>
                <mn>2</mn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sub>
          <mi>d</mi>
          <mn>1</mn>
        </msub>
      </msub>
      <msub>
        <mi>S</mi>
        <msub>
          <mi>τ</mi>
          <mn>2</mn>
        </msub>
      </msub>
      <mi>x</mi>
    </mrow>
    <annotation encoding="StarMath 5.0">hat{y_{d_1,τ_2}} = F_{B}D_{d_1}S_{τ_2} x</annotation>
  </semantics>
</math>
</file>

<file path=Object 56/content.xml><?xml version="1.0" encoding="utf-8"?>
<math xmlns="http://www.w3.org/1998/Math/MathML" display="block">
  <semantics>
    <mrow>
      <mrow>
        <mover accent="true">
          <msub>
            <mi>y</mi>
            <mrow>
              <msub>
                <mi>d</mi>
                <mn>2</mn>
              </msub>
              <mi>,</mi>
              <msub>
                <mi>τ</mi>
                <mn>1</mn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sub>
          <mi>d</mi>
          <mn>2</mn>
        </msub>
      </msub>
      <msub>
        <mi>S</mi>
        <msub>
          <mi>τ</mi>
          <mn>1</mn>
        </msub>
      </msub>
      <mi>x</mi>
    </mrow>
    <annotation encoding="StarMath 5.0">hat{y_{d_2,τ_1}} = F_{B}D_{d_2}S_{τ_1} x</annotation>
  </semantics>
</math>
</file>

<file path=Object 57/content.xml><?xml version="1.0" encoding="utf-8"?>
<math xmlns="http://www.w3.org/1998/Math/MathML" display="block">
  <semantics>
    <mrow>
      <mrow>
        <mover accent="true">
          <msub>
            <mi>y</mi>
            <mrow>
              <msub>
                <mi>d</mi>
                <mn>2</mn>
              </msub>
              <mi>,</mi>
              <msub>
                <mi>τ</mi>
                <mn>2</mn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sub>
          <mi>d</mi>
          <mn>2</mn>
        </msub>
      </msub>
      <msub>
        <mi>S</mi>
        <msub>
          <mi>τ</mi>
          <mn>2</mn>
        </msub>
      </msub>
      <mi>x</mi>
    </mrow>
    <annotation encoding="StarMath 5.0">hat{y_{d_2,τ_2}} = F_{B}D_{d_2}S_{τ_2} x</annotation>
  </semantics>
</math>
</file>

<file path=Object 58/content.xml><?xml version="1.0" encoding="utf-8"?>
<math xmlns="http://www.w3.org/1998/Math/MathML" display="block">
  <semantics>
    <mrow>
      <mrow>
        <mover accent="true">
          <msub>
            <mi>y</mi>
            <mrow>
              <msub>
                <mi>d</mi>
                <mn>3</mn>
              </msub>
              <mi>,</mi>
              <msub>
                <mi>τ</mi>
                <mn>2</mn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sub>
          <mi>d</mi>
          <mn>3</mn>
        </msub>
      </msub>
      <msub>
        <mi>S</mi>
        <msub>
          <mi>τ</mi>
          <mn>2</mn>
        </msub>
      </msub>
      <mi>x</mi>
    </mrow>
    <annotation encoding="StarMath 5.0">hat{y_{d_3,τ_2}} = F_{B}D_{d_3}S_{τ_2} x</annotation>
  </semantics>
</math>
</file>

<file path=Object 59/content.xml><?xml version="1.0" encoding="utf-8"?>
<math xmlns="http://www.w3.org/1998/Math/MathML" display="block">
  <semantics>
    <mrow>
      <mrow>
        <mover accent="true">
          <msub>
            <mi>y</mi>
            <mrow>
              <msub>
                <mi>d</mi>
                <mn>3</mn>
              </msub>
              <mi>,</mi>
              <msub>
                <mi>τ</mi>
                <mn>1</mn>
              </msub>
            </mrow>
          </msub>
          <mo stretchy="false">^</mo>
        </mover>
        <mo stretchy="false">=</mo>
        <msub>
          <mi>F</mi>
          <mi>B</mi>
        </msub>
      </mrow>
      <msub>
        <mi>D</mi>
        <msub>
          <mi>d</mi>
          <mn>3</mn>
        </msub>
      </msub>
      <msub>
        <mi>S</mi>
        <msub>
          <mi>τ</mi>
          <mn>1</mn>
        </msub>
      </msub>
      <mi>x</mi>
    </mrow>
    <annotation encoding="StarMath 5.0">hat{y_{d_3,τ_1}} = F_{B}D_{d_3}S_{τ_1} x</annotation>
  </semantics>
</math>
</file>

<file path=Object 6/content.xml><?xml version="1.0" encoding="utf-8"?>
<math xmlns="http://www.w3.org/1998/Math/MathML" display="block">
  <semantics>
    <mover accent="true">
      <msup>
        <mi>x</mi>
        <mrow>
          <mi>r</mi>
          <mo stretchy="false">−</mo>
          <mn>1</mn>
        </mrow>
      </msup>
      <mo stretchy="false">^</mo>
    </mover>
    <annotation encoding="StarMath 5.0">hat {x} ^{r-1}</annotation>
  </semantics>
</math>
</file>

<file path=Object 60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i>i</mi>
            </msub>
            <mi>,</mi>
            <mi>j</mi>
          </mrow>
        </msub>
        <mo stretchy="true">⃗</mo>
      </mover>
      <mi mathvariant="italic">OK</mi>
    </mrow>
    <annotation encoding="StarMath 5.0"> widevec {y_{{d_i},j}}  OK</annotation>
  </semantics>
</math>
</file>

<file path=Object 61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1</mn>
            </msub>
            <mi>,</mi>
            <mn>0</mn>
          </mrow>
        </msub>
        <mo stretchy="true">⃗</mo>
      </mover>
      <mi mathvariant="normal">:</mi>
    </mrow>
    <annotation encoding="StarMath 5.0"> widevec {y_{{d_1},0}} :</annotation>
  </semantics>
</math>
</file>

<file path=Object 62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1</mn>
            </msub>
            <mi>,</mi>
            <mrow>
              <msub>
                <mi>B</mi>
                <mn>1</mn>
              </msub>
              <mo stretchy="false">−</mo>
              <mn>1</mn>
            </mrow>
          </mrow>
        </msub>
        <mo stretchy="true">⃗</mo>
      </mover>
      <mi mathvariant="normal">:</mi>
    </mrow>
    <annotation encoding="StarMath 5.0"> widevec {y_{{d_1},B_1-1}} :</annotation>
  </semantics>
</math>
</file>

<file path=Object 63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1</mn>
            </msub>
            <mi>,</mi>
            <msub>
              <mi>τ</mi>
              <mn>1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_1,τ_1}}[0]</annotation>
  </semantics>
</math>
</file>

<file path=Object 64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1</mn>
            </msub>
            <mi>,</mi>
            <msub>
              <mi>τ</mi>
              <mn>2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_1,τ_2}}[0]</annotation>
  </semantics>
</math>
</file>

<file path=Object 65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1</mn>
            </msub>
            <mi>,</mi>
            <msub>
              <mi>τ</mi>
              <mn>1</mn>
            </msub>
          </mrow>
        </msub>
        <mo stretchy="false">^</mo>
      </mover>
      <mrow>
        <mo fence="true" stretchy="false">[</mo>
        <mrow>
          <mrow>
            <msub>
              <mi>B</mi>
              <mn>1</mn>
            </msub>
            <mo stretchy="false">−</mo>
            <mn>1</mn>
          </mrow>
        </mrow>
        <mo fence="true" stretchy="false">]</mo>
      </mrow>
    </mrow>
    <annotation encoding="StarMath 5.0">hat{y_{d_1,τ_1}}[B_1-1]</annotation>
  </semantics>
</math>
</file>

<file path=Object 66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1</mn>
            </msub>
            <mi>,</mi>
            <msub>
              <mi>τ</mi>
              <mn>2</mn>
            </msub>
          </mrow>
        </msub>
        <mo stretchy="false">^</mo>
      </mover>
      <mrow>
        <mo fence="true" stretchy="false">[</mo>
        <mrow>
          <mrow>
            <msub>
              <mi>B</mi>
              <mn>1</mn>
            </msub>
            <mo stretchy="false">−</mo>
            <mn>1</mn>
          </mrow>
        </mrow>
        <mo fence="true" stretchy="false">]</mo>
      </mrow>
    </mrow>
    <annotation encoding="StarMath 5.0">hat{y_{d_1,τ_2}}[B_1-1]</annotation>
  </semantics>
</math>
</file>

<file path=Object 67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2</mn>
            </msub>
            <mi>,</mi>
            <mn>0</mn>
          </mrow>
        </msub>
        <mo stretchy="true">⃗</mo>
      </mover>
      <mi mathvariant="normal">:</mi>
    </mrow>
    <annotation encoding="StarMath 5.0"> widevec {y_{{d_2},0}} :</annotation>
  </semantics>
</math>
</file>

<file path=Object 68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2</mn>
            </msub>
            <mi>,</mi>
            <mrow>
              <msub>
                <mi>B</mi>
                <mn>2</mn>
              </msub>
              <mo stretchy="false">−</mo>
              <mn>1</mn>
            </mrow>
          </mrow>
        </msub>
        <mo stretchy="true">⃗</mo>
      </mover>
      <mi mathvariant="normal">:</mi>
    </mrow>
    <annotation encoding="StarMath 5.0"> widevec {y_{{d_2},B_2-1}} :</annotation>
  </semantics>
</math>
</file>

<file path=Object 69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2</mn>
            </msub>
            <mi>,</mi>
            <msub>
              <mi>τ</mi>
              <mn>1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_2,τ_1}}[0]</annotation>
  </semantics>
</math>
</file>

<file path=Object 7/content.xml><?xml version="1.0" encoding="utf-8"?>
<math xmlns="http://www.w3.org/1998/Math/MathML" display="block">
  <semantics>
    <mover accent="true">
      <msub>
        <mi>y</mi>
        <mi mathvariant="italic">update</mi>
      </msub>
      <mo stretchy="false">^</mo>
    </mover>
    <annotation encoding="StarMath 5.0">hat y_{update}</annotation>
  </semantics>
</math>
</file>

<file path=Object 70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2</mn>
            </msub>
            <mi>,</mi>
            <msub>
              <mi>τ</mi>
              <mn>2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_2,τ_2}}[0]</annotation>
  </semantics>
</math>
</file>

<file path=Object 71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2</mn>
            </msub>
            <mi>,</mi>
            <msub>
              <mi>τ</mi>
              <mn>1</mn>
            </msub>
          </mrow>
        </msub>
        <mo stretchy="false">^</mo>
      </mover>
      <mrow>
        <mo fence="true" stretchy="false">[</mo>
        <mrow>
          <mrow>
            <msub>
              <mi>B</mi>
              <mn>2</mn>
            </msub>
            <mo stretchy="false">−</mo>
            <mn>1</mn>
          </mrow>
        </mrow>
        <mo fence="true" stretchy="false">]</mo>
      </mrow>
    </mrow>
    <annotation encoding="StarMath 5.0">hat{y_{d_2,τ_1}}[B_2-1]</annotation>
  </semantics>
</math>
</file>

<file path=Object 72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n>2</mn>
            </msub>
            <mi>,</mi>
            <msub>
              <mi>τ</mi>
              <mn>2</mn>
            </msub>
          </mrow>
        </msub>
        <mo stretchy="false">^</mo>
      </mover>
      <mrow>
        <mo fence="true" stretchy="false">[</mo>
        <mrow>
          <mrow>
            <msub>
              <mi>B</mi>
              <mn>2</mn>
            </msub>
            <mo stretchy="false">−</mo>
            <mn>1</mn>
          </mrow>
        </mrow>
        <mo fence="true" stretchy="false">]</mo>
      </mrow>
    </mrow>
    <annotation encoding="StarMath 5.0">hat{y_{d_2,τ_2}}[B_2-1]</annotation>
  </semantics>
</math>
</file>

<file path=Object 73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i>i</mi>
            </msub>
            <mi>,</mi>
            <mi>j</mi>
          </mrow>
        </msub>
        <mo stretchy="true">⃗</mo>
      </mover>
      <mi mathvariant="italic">OK</mi>
    </mrow>
    <annotation encoding="StarMath 5.0"> widevec {y_{{d_i},j}}  OK</annotation>
  </semantics>
</math>
</file>

<file path=Object 74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i>i</mi>
            </msub>
            <mi>,</mi>
            <mi>j</mi>
          </mrow>
        </msub>
        <mo stretchy="true">⃗</mo>
      </mover>
      <mi mathvariant="italic">bad</mi>
    </mrow>
    <annotation encoding="StarMath 5.0"> widevec {y_{{d_i},j}}  bad</annotation>
  </semantics>
</math>
</file>

<file path=Object 75/content.xml><?xml version="1.0" encoding="utf-8"?>
<math xmlns="http://www.w3.org/1998/Math/MathML" display="block">
  <semantics>
    <mrow>
      <mi mathvariant="italic">obtain</mi>
      <mover accent="true">
        <msub>
          <mi>x</mi>
          <mrow>
            <mi>k</mi>
            <mrow>
              <msub>
                <mi>d</mi>
                <mi>i</mi>
              </msub>
              <mo stretchy="false">+</mo>
              <mi>j</mi>
            </mrow>
          </mrow>
        </msub>
        <mo stretchy="false">^</mo>
      </mover>
    </mrow>
    <annotation encoding="StarMath 5.0">obtain hat {x}_{k d_i+j } </annotation>
  </semantics>
</math>
</file>

<file path=Object 76/content.xml><?xml version="1.0" encoding="utf-8"?>
<math xmlns="http://www.w3.org/1998/Math/MathML" display="block">
  <semantics>
    <mrow>
      <mi mathvariant="italic">obtain</mi>
      <mover accent="true">
        <msub>
          <mi>x</mi>
          <mrow>
            <mi>k</mi>
            <mrow>
              <msub>
                <mi>d</mi>
                <mi>i</mi>
              </msub>
              <mo stretchy="false">+</mo>
              <mi>j</mi>
            </mrow>
          </mrow>
        </msub>
        <mo stretchy="false">^</mo>
      </mover>
    </mrow>
    <annotation encoding="StarMath 5.0">obtain hat {x}_{k d_i+j } </annotation>
  </semantics>
</math>
</file>

<file path=Object 77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i>i</mi>
            </msub>
            <mi>,</mi>
            <mi>j</mi>
          </mrow>
        </msub>
        <mo stretchy="true">⃗</mo>
      </mover>
      <mrow>
        <mi>'</mi>
        <mo stretchy="false">=</mo>
        <mrow>
          <mover accent="true">
            <msub>
              <mi>y</mi>
              <mrow>
                <msub>
                  <mi>d</mi>
                  <mi>i</mi>
                </msub>
                <mi>,</mi>
                <mi>j</mi>
              </mrow>
            </msub>
            <mo stretchy="true">⃗</mo>
          </mover>
          <mo stretchy="false">−</mo>
          <mi mathvariant="italic">poly</mi>
        </mrow>
      </mrow>
      <mrow>
        <mo fence="true" stretchy="false">(</mo>
        <mrow>
          <mover accent="true">
            <mi>x</mi>
            <mo stretchy="false">^</mo>
          </mover>
        </mrow>
        <mo fence="true" stretchy="false">)</mo>
      </mrow>
    </mrow>
    <annotation encoding="StarMath 5.0"> widevec {y_{{d_i},j}}'=  widevec {y_{{d_i},j}}-poly(hat{x})</annotation>
  </semantics>
</math>
</file>

<file path=Object 78/content.xml><?xml version="1.0" encoding="utf-8"?>
<math xmlns="http://www.w3.org/1998/Math/MathML" display="block">
  <semantics>
    <mover accent="true">
      <msub>
        <mi>y</mi>
        <mrow>
          <msub>
            <mi>d</mi>
            <mi>i</mi>
          </msub>
          <mi>,</mi>
          <mi>j</mi>
        </mrow>
      </msub>
      <mo stretchy="true">⃗</mo>
    </mover>
    <annotation encoding="StarMath 5.0"> widevec {y_{{d_i},j}}</annotation>
  </semantics>
</math>
</file>

<file path=Object 79/content.xml><?xml version="1.0" encoding="utf-8"?>
<math xmlns="http://www.w3.org/1998/Math/MathML" display="block">
  <semantics>
    <mrow>
      <mover accent="true">
        <msub>
          <mi>y</mi>
          <mrow>
            <msub>
              <mi>d</mi>
              <mi>i</mi>
            </msub>
            <mi>,</mi>
            <mi>j</mi>
          </mrow>
        </msub>
        <mo stretchy="true">⃗</mo>
      </mover>
      <mi>'</mi>
    </mrow>
    <annotation encoding="StarMath 5.0"> widevec {y_{{d_i},j}}'</annotation>
  </semantics>
</math>
</file>

<file path=Object 8/content.xml><?xml version="1.0" encoding="utf-8"?>
<math xmlns="http://www.w3.org/1998/Math/MathML" display="block">
  <semantics>
    <mover accent="true">
      <msub>
        <mi>y</mi>
        <mi mathvariant="italic">update</mi>
      </msub>
      <mo stretchy="false">^</mo>
    </mover>
    <annotation encoding="StarMath 5.0">hat y_{update}</annotation>
  </semantics>
</math>
</file>

<file path=Object 80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n>1</mn>
              </msub>
              <mi>,</mi>
              <msub>
                <mi>σ</mi>
                <mn>1</mn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n>1</mn>
          </msub>
        </mrow>
      </msub>
      <msub>
        <mi>P</mi>
        <msub>
          <mi>σ</mi>
          <mn>1</mn>
        </msub>
      </msub>
      <mi>x</mi>
    </mrow>
    <annotation encoding="StarMath 5.0">hat{y_{d,τ_1,σ_1}} = F_{B}U_{d}G_{d}S_{ -τ_1 }P_{σ_1} x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n>2</mn>
              </msub>
              <mi>,</mi>
              <msub>
                <mi>σ</mi>
                <mn>2</mn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n>2</mn>
          </msub>
        </mrow>
      </msub>
      <msub>
        <mi>P</mi>
        <msub>
          <mi>σ</mi>
          <mn>2</mn>
        </msub>
      </msub>
      <mi>x</mi>
    </mrow>
    <annotation encoding="StarMath 5.0">hat{y_{d,τ_2,σ_2}} = F_{B}U_{d}G_{d}S_{ -τ_2 }P_{σ_2} x</annotation>
  </semantics>
</math>
</file>

<file path=Object 82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n>1</mn>
          </msub>
          <mi>,</mi>
          <msub>
            <mi>σ</mi>
            <mn>1</mn>
          </msub>
        </mrow>
      </msub>
      <mo stretchy="false">^</mo>
    </mover>
    <annotation encoding="StarMath 5.0">hat{y_{d,τ_1,σ_1}}</annotation>
  </semantics>
</math>
</file>

<file path=Object 83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i>L</mi>
          </msub>
          <mi>,</mi>
          <msub>
            <mi>σ</mi>
            <mi>L</mi>
          </msub>
        </mrow>
      </msub>
      <mo stretchy="false">^</mo>
    </mover>
    <annotation encoding="StarMath 5.0">hat{y_{d,τ_L,σ_L}}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i>L</mi>
              </msub>
              <mi>,</mi>
              <msub>
                <mi>σ</mi>
                <mi>L</mi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i>L</mi>
          </msub>
        </mrow>
      </msub>
      <msub>
        <mi>P</mi>
        <msub>
          <mi>σ</mi>
          <mi>L</mi>
        </msub>
      </msub>
      <mi>x</mi>
    </mrow>
    <annotation encoding="StarMath 5.0">hat{y_{d,τ_L,σ_L}} = F_{B}U_{d}G_{d}S_{ -τ_L }P_{σ_L} x</annotation>
  </semantics>
</math>
</file>

<file path=Object 85/content.xml><?xml version="1.0" encoding="utf-8"?>
<math xmlns="http://www.w3.org/1998/Math/MathML" display="block">
  <semantics>
    <msub>
      <mi>J</mi>
      <msub>
        <mi>τ</mi>
        <mn>1,0</mn>
      </msub>
    </msub>
    <annotation encoding="StarMath 5.0">J_{τ_1,0}</annotation>
  </semantics>
</math>
</file>

<file path=Object 86/content.xml><?xml version="1.0" encoding="utf-8"?>
<math xmlns="http://www.w3.org/1998/Math/MathML" display="block">
  <semantics>
    <msub>
      <mi>J</mi>
      <msub>
        <mi>τ</mi>
        <mn>1,1</mn>
      </msub>
    </msub>
    <annotation encoding="StarMath 5.0">J_{τ_1,1}</annotation>
  </semantics>
</math>
</file>

<file path=Object 87/content.xml><?xml version="1.0" encoding="utf-8"?>
<math xmlns="http://www.w3.org/1998/Math/MathML" display="block">
  <semantics>
    <msub>
      <mi>J</mi>
      <msub>
        <mi>τ</mi>
        <mrow>
          <mn>1</mn>
          <mi>,</mi>
          <mrow>
            <mi>B</mi>
            <mo stretchy="false">−</mo>
            <mn>1</mn>
          </mrow>
        </mrow>
      </msub>
    </msub>
    <annotation encoding="StarMath 5.0">J_{τ_{1,B-1}}</annotation>
  </semantics>
</math>
</file>

<file path=Object 88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89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,τ_1,σ_1}}[ 0] 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y</mi>
            <mrow>
              <mi>d</mi>
              <mi>,</mi>
              <msub>
                <mi>τ</mi>
                <mn>1</mn>
              </msub>
              <mi>,</mi>
              <msub>
                <mi>σ</mi>
                <mn>1</mn>
              </msub>
            </mrow>
          </msub>
          <mo stretchy="false">^</mo>
        </mover>
        <mo stretchy="false">=</mo>
        <msub>
          <mi>F</mi>
          <mi>B</mi>
        </msub>
      </mrow>
      <msub>
        <mi>U</mi>
        <mi>d</mi>
      </msub>
      <msub>
        <mi>G</mi>
        <mi>d</mi>
      </msub>
      <msub>
        <mi>S</mi>
        <mrow>
          <mo stretchy="false">−</mo>
          <msub>
            <mi>τ</mi>
            <mn>1</mn>
          </msub>
        </mrow>
      </msub>
      <msub>
        <mi>P</mi>
        <msub>
          <mi>σ</mi>
          <mn>1</mn>
        </msub>
      </msub>
      <mi>x</mi>
    </mrow>
    <annotation encoding="StarMath 5.0">hat{y_{d,τ_1,σ_1}} = F_{B}U_{d}G_{d}S_{ -τ_1 }P_{σ_1} x</annotation>
  </semantics>
</math>
</file>

<file path=Object 90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^</mo>
      </mover>
      <mrow>
        <mo fence="true" stretchy="false">[</mo>
        <mrow>
          <mn>0</mn>
        </mrow>
        <mo fence="true" stretchy="false">]</mo>
      </mrow>
    </mrow>
    <annotation encoding="StarMath 5.0">hat{y_{d,τ_1,σ_1}}[ 0] </annotation>
  </semantics>
</math>
</file>

<file path=Object 91/content.xml><?xml version="1.0" encoding="utf-8"?>
<math xmlns="http://www.w3.org/1998/Math/MathML" display="block">
  <semantics>
    <mrow>
      <mover accent="true">
        <msub>
          <mi>y</mi>
          <mrow>
            <mi>d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^</mo>
      </mover>
      <mrow>
        <mo fence="true" stretchy="false">[</mo>
        <mrow>
          <mrow>
            <mi>B</mi>
            <mo stretchy="false">−</mo>
            <mn>1</mn>
          </mrow>
        </mrow>
        <mo fence="true" stretchy="false">]</mo>
      </mrow>
    </mrow>
    <annotation encoding="StarMath 5.0">hat{y_{d,τ_1,σ_1}}[ B-1] </annotation>
  </semantics>
</math>
</file>

<file path=Object 92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sub>
              <mi>τ</mi>
              <mn>1</mn>
            </msub>
            <mi>,</mi>
            <msub>
              <mi>σ</mi>
              <mn>1</mn>
            </msub>
          </mrow>
        </msub>
        <mo stretchy="false">=</mo>
        <msub>
          <mi>F</mi>
          <mi>B</mi>
        </msub>
      </mrow>
      <msub>
        <mi>U</mi>
        <mi>L</mi>
      </msub>
      <msub>
        <mi>G</mi>
        <mi>L</mi>
      </msub>
      <msub>
        <mi>S</mi>
        <msub>
          <mi>τ</mi>
          <mn>1</mn>
        </msub>
      </msub>
      <msub>
        <mi>P</mi>
        <msub>
          <mi>σ</mi>
          <mn>1</mn>
        </msub>
      </msub>
      <mi>x</mi>
    </mrow>
    <annotation encoding="StarMath 5.0">hat{y}{}_{L,τ_1,σ_1} = F_{B}U_{L}G_{L}S_{τ_1 }P_{σ_1} x</annotation>
  </semantics>
</math>
</file>

<file path=Object 93/content.xml><?xml version="1.0" encoding="utf-8"?>
<math xmlns="http://www.w3.org/1998/Math/MathML" display="block">
  <semantics>
    <msub>
      <mi>I</mi>
      <mi>L</mi>
    </msub>
    <annotation encoding="StarMath 5.0">I_{L}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n>1</mn>
          </msub>
          <mi>,</mi>
          <msub>
            <mi>σ</mi>
            <mn>1</mn>
          </msub>
        </mrow>
      </msub>
      <mo stretchy="false">^</mo>
    </mover>
    <annotation encoding="StarMath 5.0">hat{y_{d,τ_1,σ_1}}</annotation>
  </semantics>
</math>
</file>

<file path=Object 96/content.xml><?xml version="1.0" encoding="utf-8"?>
<math xmlns="http://www.w3.org/1998/Math/MathML" display="block">
  <semantics>
    <mover accent="true">
      <msub>
        <mi>y</mi>
        <mrow>
          <mi>d</mi>
          <mi>,</mi>
          <msub>
            <mi>τ</mi>
            <mi>L</mi>
          </msub>
          <mi>,</mi>
          <msub>
            <mi>σ</mi>
            <mi>L</mi>
          </msub>
        </mrow>
      </msub>
      <mo stretchy="false">^</mo>
    </mover>
    <annotation encoding="StarMath 5.0">hat{y_{d,τ_L,σ_L}}</annotation>
  </semantics>
</math>
</file>

<file path=Object 97/content.xml><?xml version="1.0" encoding="utf-8"?>
<math xmlns="http://www.w3.org/1998/Math/MathML" display="block">
  <semantics>
    <mover accent="true">
      <mi>x</mi>
      <mo stretchy="false">^</mo>
    </mover>
    <annotation encoding="StarMath 5.0">hat{x}</annotation>
  </semantics>
</math>
</file>

<file path=Object 98/content.xml><?xml version="1.0" encoding="utf-8"?>
<math xmlns="http://www.w3.org/1998/Math/MathML" display="block">
  <semantics>
    <mrow>
      <mrow>
        <mover accent="true">
          <msub>
            <mi>y</mi>
            <mrow>
              <mi>M</mi>
              <mi>,</mi>
              <mi>τ</mi>
            </mrow>
          </msub>
          <mo stretchy="false">^</mo>
        </mover>
        <mo stretchy="false">=</mo>
        <msub>
          <mi>F</mi>
          <mi>B</mi>
        </msub>
      </mrow>
      <msub>
        <mi>D</mi>
        <mi>M</mi>
      </msub>
      <msub>
        <mi>S</mi>
        <mi>τ</mi>
      </msub>
      <mi>x</mi>
    </mrow>
    <annotation encoding="StarMath 5.0">hat{y_{M,τ}} = F_{B}D_{M}S_{ τ } x</annotation>
  </semantics>
</math>
</file>

<file path=Object 99/content.xml><?xml version="1.0" encoding="utf-8"?>
<math xmlns="http://www.w3.org/1998/Math/MathML" display="block">
  <semantics>
    <mrow>
      <mi>I</mi>
      <mi>'</mi>
    </mrow>
    <annotation encoding="StarMath 5.0">I'</annotation>
  </semantics>
</math>
</file>